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Helvetica" svg:font-family="Helvetica"/>
    <style:font-face style:name="Helvetica1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STIX" svg:font-family="STIX" style:font-pitch="variable"/>
    <style:font-face style:name="STIX1" svg:font-family="STIX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69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35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2.415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447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4.243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solid" svg:stroke-width="0.04cm" svg:stroke-color="#231f20" draw:stroke-linejoin="miter" svg:stroke-linecap="butt" draw:fill="none" fo:padding-top="0.02cm" fo:padding-bottom="0.02cm" fo:padding-left="0.02cm" fo:padding-right="0.02cm"/>
    </style:style>
    <style:style style:name="gr7" style:family="graphic" style:parent-style-name="standard">
      <style:graphic-properties draw:stroke="solid" svg:stroke-width="0.026cm" svg:stroke-color="#231f20" draw:stroke-linejoin="miter" svg:stroke-linecap="butt" draw:fill="none" fo:padding-top="0.013cm" fo:padding-bottom="0.013cm" fo:padding-left="0.013cm" fo:padding-right="0.013cm"/>
    </style:style>
    <style:style style:name="gr8" style:family="graphic" style:parent-style-name="standard">
      <style:graphic-properties draw:stroke="none" draw:fill="solid" draw:fill-color="#231f20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2.258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383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3.92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4.277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solid" svg:stroke-width="0.01cm" svg:stroke-color="#231f20" draw:stroke-linejoin="miter" svg:stroke-linecap="butt" draw:fill="none" fo:padding-top="0.005cm" fo:padding-bottom="0.005cm" fo:padding-left="0.005cm" fo:padding-right="0.005cm"/>
    </style:style>
    <style:style style:name="gr14" style:family="graphic" style:parent-style-name="standard">
      <style:graphic-properties draw:stroke="solid" svg:stroke-width="0.017cm" svg:stroke-color="#231f20" draw:stroke-linejoin="miter" svg:stroke-linecap="butt" draw:fill="none" fo:padding-top="0.008cm" fo:padding-bottom="0.008cm" fo:padding-left="0.008cm" fo:padding-right="0.008cm"/>
    </style:style>
    <style:style style:name="gr15" style:family="graphic" style:parent-style-name="standard">
      <style:graphic-properties draw:stroke="solid" svg:stroke-width="0.021cm" svg:stroke-color="#231f20" draw:stroke-linejoin="miter" svg:stroke-linecap="butt" draw:fill="none" fo:padding-top="0.01cm" fo:padding-bottom="0.01cm" fo:padding-left="0.01cm" fo:padding-right="0.01cm"/>
    </style:style>
    <style:style style:name="gr16" style:family="graphic" style:parent-style-name="standard">
      <style:graphic-properties draw:stroke="solid" svg:stroke-width="0.028cm" svg:stroke-color="#231f20" draw:stroke-linejoin="miter" svg:stroke-linecap="butt" draw:fill="none" draw:textarea-horizontal-align="center" draw:textarea-vertical-align="middle" fo:padding-top="0.014cm" fo:padding-bottom="0.014cm" fo:padding-left="0.014cm" fo:padding-right="0.014cm"/>
    </style:style>
    <style:style style:name="gr17" style:family="graphic" style:parent-style-name="standard">
      <style:graphic-properties draw:stroke="solid" svg:stroke-width="0.015cm" svg:stroke-color="#231f20" draw:stroke-linejoin="miter" svg:stroke-linecap="butt" draw:fill="none" draw:textarea-horizontal-align="center" draw:textarea-vertical-align="middle" fo:padding-top="0.007cm" fo:padding-bottom="0.007cm" fo:padding-left="0.007cm" fo:padding-right="0.007cm"/>
    </style:style>
    <style:style style:name="gr18" style:family="graphic" style:parent-style-name="standard">
      <style:graphic-properties draw:stroke="none" draw:fill="solid" draw:fill-color="#231f20" draw:textarea-horizontal-align="center" draw:textarea-vertical-align="middle"/>
    </style:style>
    <style:style style:name="gr19" style:family="graphic" style:parent-style-name="standard">
      <style:graphic-properties draw:stroke="solid" svg:stroke-width="0.044cm" svg:stroke-color="#ffffff" draw:stroke-linejoin="miter" svg:stroke-linecap="butt" draw:fill="none" fo:padding-top="0.022cm" fo:padding-bottom="0.022cm" fo:padding-left="0.022cm" fo:padding-right="0.022cm"/>
    </style:style>
    <style:style style:name="gr20" style:family="graphic" style:parent-style-name="standard">
      <style:graphic-properties draw:stroke="solid" svg:stroke-width="0.008cm" svg:stroke-color="#000000" draw:stroke-linejoin="miter" svg:stroke-linecap="butt" draw:fill="none" fo:padding-top="0.004cm" fo:padding-bottom="0.004cm" fo:padding-left="0.004cm" fo:padding-right="0.004cm"/>
    </style:style>
    <style:style style:name="gr21" style:family="graphic" style:parent-style-name="standard">
      <style:graphic-properties draw:stroke="none" draw:fill="solid" draw:fill-color="#000000"/>
    </style:style>
    <style:style style:name="gr22" style:family="graphic" style:parent-style-name="standard">
      <style:graphic-properties draw:stroke="solid" svg:stroke-width="0.008cm" svg:stroke-color="#ffffff" draw:stroke-linejoin="miter" svg:stroke-linecap="butt" draw:fill="none" fo:padding-top="0.004cm" fo:padding-bottom="0.004cm" fo:padding-left="0.004cm" fo:padding-right="0.004cm"/>
    </style:style>
    <style:style style:name="gr23" style:family="graphic" style:parent-style-name="standard">
      <style:graphic-properties draw:stroke="solid" svg:stroke-width="0.014cm" svg:stroke-color="#ffffff" draw:stroke-linejoin="miter" svg:stroke-linecap="butt" draw:fill="none" fo:padding-top="0.007cm" fo:padding-bottom="0.007cm" fo:padding-left="0.007cm" fo:padding-right="0.007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6.631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3.401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1.801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196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903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332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328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84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228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3" style:family="paragraph">
      <loext:graphic-properties draw:fill="none"/>
    </style:style>
    <style:style style:name="P4" style:family="paragraph">
      <loext:graphic-properties draw:fill="solid" draw:fill-color="#231f20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231f20"/>
      <style:paragraph-properties fo:text-align="center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none"/>
      <style:paragraph-properties style:writing-mode="lr-tb"/>
      <style:text-properties fo:font-size="6pt" style:font-size-asian="6pt" style:font-size-complex="6pt"/>
    </style:style>
    <style:style style:name="P9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10" style:family="paragraph">
      <style:paragraph-properties fo:text-align="start" style:writing-mode="lr-tb"/>
      <style:text-properties style:text-position="0% 100%"/>
    </style:style>
    <style:style style:name="P11" style:family="paragraph">
      <loext:graphic-properties draw:fill="none"/>
      <style:paragraph-properties fo:text-align="start" style:writing-mode="lr-tb"/>
      <style:text-properties style:text-position="0% 100%" fo:font-size="10pt" style:font-size-asian="10pt" style:font-size-complex="10pt"/>
    </style:style>
    <style:style style:name="T1" style:family="text">
      <style:text-properties fo:color="#231f20" loext:opacity="100%" style:font-name="STIX1" fo:font-size="10pt" fo:font-weight="normal" style:font-size-asian="10pt" style:font-weight-asian="normal" style:font-name-complex="STIX1" style:font-size-complex="10pt" style:font-weight-complex="normal"/>
    </style:style>
    <style:style style:name="T2" style:family="text">
      <style:text-properties fo:color="#231f20" loext:opacity="100%" style:font-name="STIX1" fo:font-size="10pt" fo:font-style="italic" fo:font-weight="normal" style:font-size-asian="10pt" style:font-style-asian="italic" style:font-weight-asian="normal" style:font-name-complex="STIX1" style:font-size-complex="10pt" style:font-style-complex="italic" style:font-weight-complex="normal"/>
    </style:style>
    <style:style style:name="T3" style:family="text">
      <style:text-properties fo:color="#000000" loext:opacity="100%" style:font-name="Helvetica" fo:font-size="6pt" fo:font-weight="normal" style:font-size-asian="6pt" style:font-weight-asian="normal" style:font-name-complex="Helvetica" style:font-size-complex="6pt" style:font-weight-complex="normal"/>
    </style:style>
    <style:style style:name="T4" style:family="text">
      <style:text-properties fo:color="#231f20" loext:opacity="100%" style:text-position="33% 58%" style:font-name="STIX1" fo:font-size="10pt" fo:font-weight="normal" style:font-size-asian="10pt" style:font-weight-asian="normal" style:font-name-complex="STIX1" style:font-size-complex="10pt" style:font-weight-complex="normal"/>
    </style:style>
    <style:style style:name="T5" style:family="text">
      <style:text-properties fo:color="#231f20" loext:opacity="100%" style:text-position="-8% 58%" style:font-name="STIX1" fo:font-size="10pt" fo:font-weight="normal" style:font-size-asian="10pt" style:font-weight-asian="normal" style:font-name-complex="STIX1" style:font-size-complex="10pt" style:font-weight-complex="normal"/>
    </style:style>
    <style:style style:name="T6" style:family="text">
      <style:text-properties fo:color="#231f20" loext:opacity="100%" style:text-position="0% 100%" style:font-name="STIX1" fo:font-size="10pt" fo:font-weight="normal" style:font-size-asian="10pt" style:font-weight-asian="normal" style:font-name-complex="STIX1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9">
        <draw:frame draw:style-name="gr1" draw:text-style-name="P2" draw:layer="layout" svg:width="0.692cm" svg:height="0.48cm" svg:x="2.087cm" svg:y="26.195cm">
          <draw:text-box>
            <text:p text:style-name="P1"><text:span text:style-name="T1">142</text:span><text:span text:style-name="T2"> </text:span></text:p>
          </draw:text-box>
        </draw:frame>
        <draw:frame draw:style-name="gr2" draw:text-style-name="P2" draw:layer="layout" svg:width="0.352cm" svg:height="0.48cm" svg:x="2.969cm" svg:y="26.195cm">
          <draw:text-box>
            <text:p text:style-name="P1"><text:span text:style-name="T2"><text:s/></text:span></text:p>
          </draw:text-box>
        </draw:frame>
        <draw:frame draw:style-name="gr2" draw:text-style-name="P2" draw:layer="layout" svg:width="0.352cm" svg:height="0.48cm" svg:x="3.321cm" svg:y="26.195cm">
          <draw:text-box>
            <text:p text:style-name="P1"><text:span text:style-name="T2"><text:s/></text:span></text:p>
          </draw:text-box>
        </draw:frame>
        <draw:frame draw:style-name="gr3" draw:text-style-name="P2" draw:layer="layout" svg:width="2.415cm" svg:height="0.48cm" svg:x="3.674cm" svg:y="26.195cm">
          <draw:text-box>
            <text:p text:style-name="P1"><text:span text:style-name="T2">Tonal Harmony</text:span></text:p>
          </draw:text-box>
        </draw:frame>
        <draw:frame draw:style-name="gr4" draw:text-style-name="P2" draw:layer="layout" svg:width="0.447cm" svg:height="0.48cm" svg:x="2.087cm" svg:y="2.435cm">
          <draw:text-box>
            <text:p text:style-name="P1"><text:span text:style-name="T1">D. </text:span></text:p>
          </draw:text-box>
        </draw:frame>
        <draw:frame draw:style-name="gr5" draw:text-style-name="P2" draw:layer="layout" svg:width="14.243cm" svg:height="0.48cm" svg:x="2.722cm" svg:y="2.435cm">
          <draw:text-box>
            <text:p text:style-name="P1"><text:span text:style-name="T1">Provide roman numerals to show how the first note could be harmonized as a second-</text:span></text:p>
          </draw:text-box>
        </draw:frame>
        <draw:path draw:style-name="gr6" draw:text-style-name="P3" draw:layer="layout" svg:width="12.049cm" svg:height="0.73cm" svg:x="5.258cm" svg:y="4.443cm" svg:viewBox="0 0 12050 731" svg:d="M12050 731v-731M11946 731v-731M8795 731v-731M8691 731v-731M5608 731v-731M5504 731v-731M2742 731v-731M2638 731v-731M104 731v-731M0 731v-731">
          <text:p/>
        </draw:path>
        <draw:path draw:style-name="gr7" draw:text-style-name="P3" draw:layer="layout" svg:width="15.24cm" svg:height="0.706cm" svg:x="2.086cm" svg:y="4.455cm" svg:viewBox="0 0 15241 707" svg:d="M0 0h15241M0 178h15241M0 354h15241M0 531h15241M0 707h15241">
          <text:p/>
        </draw:path>
        <draw:path draw:style-name="gr6" draw:text-style-name="P3" draw:layer="layout" svg:width="11.735cm" svg:height="0.73cm" svg:x="5.572cm" svg:y="7.618cm" svg:viewBox="0 0 11736 731" svg:d="M11736 731v-731M11632 731v-731M8608 731v-731M8504 731v-731M5818 731v-731M5714 731v-731M2867 731v-731M2763 731v-731M104 731v-731M0 731v-731">
          <text:p/>
        </draw:path>
        <draw:path draw:style-name="gr7" draw:text-style-name="P3" draw:layer="layout" svg:width="15.24cm" svg:height="0.706cm" svg:x="2.086cm" svg:y="7.63cm" svg:viewBox="0 0 15241 707" svg:d="M0 0h15241M0 177h15241M0 353h15241M0 531h15241M0 707h15241">
          <text:p/>
        </draw:path>
        <draw:path draw:style-name="gr8" draw:text-style-name="P4" draw:layer="layout" svg:width="0.468cm" svg:height="1.316cm" svg:x="2.197cm" svg:y="4.133cm" svg:viewBox="0 0 469 1317" svg:d="M254 665l-30-105c55-50 109-106 136-186 60-169 5-243-66-374-78 51-132 137-144 190-29 122 1 184 32 297l3 13c-92 90-185 159-185 280 0 216 205 258 252 256 24-1 47-4 67-10 41 172 54 246-90 271-19 3-50-7-50-17 0-12 78-1 84-76 5-67-31-95-87-96-53-1-88 38-89 93-3 79 87 137 181 109 128-36 101-170 77-272l-4-19c95-34 144-121 124-228-12-72-119-142-211-126zM207 576l26 94c-34 11-64 36-86 78-44 84 12 174 81 207l3-15c-60-41-69-115-28-164 13-16 31-26 49-31l62 257 1 4c-10 4-23 6-36 7-138 17-228-90-224-200 3-107 77-168 152-237zM336 1000l-62-260c51-4 109 23 134 68 37 69 16 156-72 192zM203 483l-6-22c-25-85-36-145-7-226 26-72 59-114 124-155 10 41 64 123 10 236-32 68-76 121-121 167z">
          <text:p/>
        </draw:path>
        <draw:path draw:style-name="gr8" draw:text-style-name="P4" draw:layer="layout" svg:width="0.166cm" svg:height="0.445cm" svg:x="2.785cm" svg:y="4.472cm" svg:viewBox="0 0 167 446" svg:d="M16 446h12c3-4 15-20 26-29 51-43 149-110 99-167-38-44-90-11-118 27l9-277h-44zM102 271c34 35-38 118-38 118l-36 36 5-122c13-26 42-61 69-32z">
          <text:p/>
        </draw:path>
        <draw:path draw:style-name="gr8" draw:text-style-name="P4" draw:layer="layout" svg:width="0.166cm" svg:height="0.446cm" svg:x="2.968cm" svg:y="4.207cm" svg:viewBox="0 0 167 447" svg:d="M16 447h12c3-5 15-20 27-30 50-43 148-110 98-167-38-44-90-11-118 27l9-277h-44zM103 271c33 36-39 118-39 118l-36 37 5-123c13-26 42-60 70-32z">
          <text:p/>
        </draw:path>
        <draw:path draw:style-name="gr8" draw:text-style-name="P4" draw:layer="layout" svg:width="0.32cm" svg:height="0.209cm" svg:x="3.439cm" svg:y="4.526cm" svg:viewBox="0 0 321 210" svg:d="M93 101c-11-69 16-79 49-79 53-1 76 35 80 79 4 32 20 81-43 89-57 7-79-43-86-89zM320 101c-10-72-95-102-172-101s-146 32-148 101c-2 64 68 110 174 109 86-1 155-51 146-109z">
          <text:p/>
        </draw:path>
        <draw:path draw:style-name="gr8" draw:text-style-name="P4" draw:layer="layout" svg:width="0.32cm" svg:height="0.209cm" svg:x="4.339cm" svg:y="4.614cm" svg:viewBox="0 0 321 210" svg:d="M93 102c-11-70 16-80 48-80 54-1 77 35 81 80 3 33 19 80-43 88-57 7-79-42-86-88zM320 102c-11-73-96-102-172-102-77 1-147 32-148 102-2 63 68 110 173 108 85-1 155-51 147-108z">
          <text:p/>
        </draw:path>
        <draw:path draw:style-name="gr8" draw:text-style-name="P4" draw:layer="layout" svg:width="0.166cm" svg:height="0.445cm" svg:x="5.461cm" svg:y="4.472cm" svg:viewBox="0 0 167 446" svg:d="M15 446h12c4-4 16-20 27-29 50-44 149-110 99-167-38-44-90-11-119 27l10-277h-44zM103 271c32 35-39 118-39 118l-37 36 5-122c13-26 44-61 71-32z">
          <text:p/>
        </draw:path>
        <draw:path draw:style-name="gr8" draw:text-style-name="P4" draw:layer="layout" svg:width="1.22cm" svg:height="0.208cm" svg:x="6.076cm" svg:y="4.967cm" svg:viewBox="0 0 1221 209" svg:d="M994 100c-11-68 16-78 48-78 54-1 77 34 81 78 3 34 19 82-43 90-57 6-79-42-86-90zM1220 100c-11-71-95-101-172-100-76 1-146 32-147 100-2 64 68 111 173 109 85 0 154-51 146-109zM93 100c-11-68 16-78 49-78 53-1 76 34 80 78 4 34 19 82-43 90-57 6-79-42-86-90zM319 100c-10-71-94-101-171-100s-146 32-148 100c-2 64 68 111 174 109 84 0 154-51 145-109z">
          <text:p/>
        </draw:path>
        <draw:path draw:style-name="gr8" draw:text-style-name="P4" draw:layer="layout" svg:width="0.168cm" svg:height="0.541cm" svg:x="8.097cm" svg:y="4.184cm" svg:viewBox="0 0 169 542" svg:d="M138 511v-143l31-14v-62l-31 14v-116l31-14v-62l-31 14v-128h-22v138l-61 28v-132h-22v142l-33 14v62l33-12v116l-33 12v65l33-12v121h22v-134l61-29v132zM116 316l-61 28v-114l61-28z">
          <text:p/>
        </draw:path>
        <draw:path draw:style-name="gr8" draw:text-style-name="P4" draw:layer="layout" svg:width="0.959cm" svg:height="0.541cm" svg:x="8.304cm" svg:y="4.449cm" svg:viewBox="0 0 960 542" svg:d="M732 267c-11-68 16-79 48-79 55-1 77 35 82 79 3 33 19 80-43 88-59 7-80-42-87-88zM959 267c-11-72-95-101-173-100-77 0-146 32-147 100-2 63 68 110 174 108 85-1 154-51 146-108zM136 511v-142l32-14v-62l-32 14v-116l32-14v-63l-32 13v-127h-22v138l-61 29v-133h-22v143l-31 14v62l31-12v116l-31 12v64l31-12v121h22v-133l61-30v132zM114 317l-61 28v-114l61-28z">
          <text:p/>
        </draw:path>
        <draw:path draw:style-name="gr8" draw:text-style-name="P4" draw:layer="layout" svg:width="0.32cm" svg:height="0.209cm" svg:x="9.842cm" svg:y="4.526cm" svg:viewBox="0 0 321 210" svg:d="M94 101c-12-69 15-79 48-79 54-1 77 35 81 79 4 32 19 81-44 89-57 7-78-43-85-89zM320 101c-10-72-94-101-172-101-77 1-146 32-148 101-1 64 69 110 174 109 86-1 155-51 146-109z">
          <text:p/>
        </draw:path>
        <draw:path draw:style-name="gr8" draw:text-style-name="P4" draw:layer="layout" svg:width="0.166cm" svg:height="0.445cm" svg:x="10.964cm" svg:y="4.472cm" svg:viewBox="0 0 167 446" svg:d="M16 446h12c3-4 15-20 27-29 50-44 148-110 98-167-38-44-90-11-118 27l9-277h-44zM103 271c33 35-39 118-39 118l-36 36 5-122c13-26 43-61 70-32z">
          <text:p/>
        </draw:path>
        <draw:path draw:style-name="gr8" draw:text-style-name="P4" draw:layer="layout" svg:width="0.166cm" svg:height="0.446cm" svg:x="11.147cm" svg:y="4.207cm" svg:viewBox="0 0 167 447" svg:d="M16 447h12c3-5 15-20 27-30 49-43 149-110 97-167-38-44-89-11-117 27l9-277h-44zM102 271c33 36-38 118-38 118l-36 37 5-123c13-26 42-60 69-32z">
          <text:p/>
        </draw:path>
        <draw:path draw:style-name="gr8" draw:text-style-name="P4" draw:layer="layout" svg:width="0.166cm" svg:height="0.445cm" svg:x="11.331cm" svg:y="4.56cm" svg:viewBox="0 0 167 446" svg:d="M15 446h12c4-4 16-20 27-29 49-43 149-110 99-167-39-44-90-11-119 27l10-277h-44zM102 271c33 35-38 118-38 118l-37 37 6-123c13-26 42-61 69-32z">
          <text:p/>
        </draw:path>
        <draw:path draw:style-name="gr8" draw:text-style-name="P4" draw:layer="layout" svg:width="0.166cm" svg:height="0.445cm" svg:x="11.514cm" svg:y="4.296cm" svg:viewBox="0 0 167 446" svg:d="M15 446h14c3-4 15-20 26-30 50-44 149-110 98-167-38-44-89-12-117 26l9-275h-45zM103 269c33 36-38 120-38 120l-36 36 5-124c13-26 42-60 69-32z">
          <text:p/>
        </draw:path>
        <draw:path draw:style-name="gr8" draw:text-style-name="P4" draw:layer="layout" svg:width="0.32cm" svg:height="0.208cm" svg:x="12.13cm" svg:y="4.438cm" svg:viewBox="0 0 321 209" svg:d="M93 101c-11-69 16-79 48-79 55-1 78 35 82 79 3 33 19 81-43 89-58 7-80-42-87-89zM320 101c-11-72-94-102-172-101-77 1-147 32-148 101-2 64 68 110 174 108 85 0 154-51 146-108z">
          <text:p/>
        </draw:path>
        <draw:path draw:style-name="gr8" draw:text-style-name="P4" draw:layer="layout" svg:width="0.32cm" svg:height="0.209cm" svg:x="13.029cm" svg:y="4.526cm" svg:viewBox="0 0 321 210" svg:d="M94 101c-12-69 15-79 48-79 54-1 77 35 81 79 4 32 19 81-44 89-57 7-78-43-85-89zM320 101c-10-72-94-102-172-101-77 1-146 32-148 101-1 64 69 110 174 109 86-1 155-51 146-109z">
          <text:p/>
        </draw:path>
        <draw:path draw:style-name="gr8" draw:text-style-name="P4" draw:layer="layout" svg:width="0.168cm" svg:height="0.541cm" svg:x="14.151cm" svg:y="4.184cm" svg:viewBox="0 0 169 542" svg:d="M138 511v-143l31-14v-62l-31 14v-116l31-14v-62l-31 14v-128h-24v138l-60 28v-132h-23v142l-31 14v62l31-12v116l-31 12v65l31-12v121h23v-134l60-29v132zM114 316l-60 28v-114l60-28z">
          <text:p/>
        </draw:path>
        <draw:path draw:style-name="gr8" draw:text-style-name="P4" draw:layer="layout" svg:width="0.167cm" svg:height="0.541cm" svg:x="14.358cm" svg:y="4.449cm" svg:viewBox="0 0 168 542" svg:d="M137 511v-142l31-14v-62l-31 14v-116l31-14v-63l-31 13v-127h-22v138l-62 29v-133h-22v143l-31 14v62l31-12v116l-31 12v64l31-12v121h22v-133l62-30v132zM115 317l-62 28v-114l62-28z">
          <text:p/>
        </draw:path>
        <draw:path draw:style-name="gr8" draw:text-style-name="P4" draw:layer="layout" svg:width="0.168cm" svg:height="0.541cm" svg:x="14.564cm" svg:y="4.096cm" svg:viewBox="0 0 169 542" svg:d="M137 511v-143l32-14v-62l-32 14v-116l32-14v-62l-32 14v-128h-22v138l-60 28v-132h-24v142l-31 14v62l31-12v116l-31 12v64l31-12v122h24v-134l60-30v133zM115 316l-60 28v-114l60-28z">
          <text:p/>
        </draw:path>
        <draw:path draw:style-name="gr8" draw:text-style-name="P4" draw:layer="layout" svg:width="0.168cm" svg:height="0.542cm" svg:x="14.77cm" svg:y="4.36cm" svg:viewBox="0 0 169 543" svg:d="M138 511v-141l31-14v-62l-31 13v-116l31-14v-63l-31 14v-128h-23v139l-60 27v-131h-23v142l-32 14v63l32-12v116l-32 12v64l32-13v122h23v-134l60-29v131zM115 318l-60 27v-115l60-27z">
          <text:p/>
        </draw:path>
        <draw:path draw:style-name="gr8" draw:text-style-name="P4" draw:layer="layout" svg:width="1.22cm" svg:height="0.209cm" svg:x="15.409cm" svg:y="4.614cm" svg:viewBox="0 0 1221 210" svg:d="M993 102c-11-70 16-80 48-80 55-1 78 35 82 80 3 33 19 80-43 88-58 7-80-42-87-88zM1220 102c-11-73-95-102-171-102-78 1-148 32-149 102-2 63 68 110 174 108 85-1 154-51 146-108zM93 102c-11-70 16-80 49-80 53-1 76 35 80 80 4 33 19 80-43 88-57 7-79-42-86-88zM319 102c-10-73-94-102-171-102-77 1-146 32-148 102-2 63 68 110 174 108 85-1 154-51 145-108z">
          <text:p/>
        </draw:path>
        <draw:path draw:style-name="gr8" draw:text-style-name="P4" draw:layer="layout" svg:width="0.468cm" svg:height="1.316cm" svg:x="2.198cm" svg:y="7.308cm" svg:viewBox="0 0 469 1317" svg:d="M254 664l-30-104c55-51 108-106 135-185 60-170 5-244-65-375-78 51-133 138-145 190-28 122 1 185 32 296l4 13c-93 90-185 159-185 280 0 216 205 258 251 256 24-1 47-4 68-9 40 171 53 246-90 271-19 4-50-7-50-17 0-11 77-1 83-76 6-68-31-95-87-97-53-1-87 38-89 93-2 81 87 138 182 110 128-36 100-170 77-273l-5-18c96-35 144-122 125-229-13-72-120-142-211-126zM206 575l26 94c-34 12-64 36-85 78-44 84 12 174 80 207l3-15c-59-41-69-115-27-164 13-16 30-26 48-31l62 257 1 5c-10 3-22 5-35 7-138 16-228-90-225-201 4-106 77-168 152-237zM335 999l-61-260c51-4 109 23 133 69 37 68 16 155-72 191zM202 483l-6-22c-24-85-36-144-6-226 26-72 59-114 123-155 10 41 65 123 11 237-32 67-76 120-122 166z">
          <text:p/>
        </draw:path>
        <draw:path draw:style-name="gr8" draw:text-style-name="P4" draw:layer="layout" svg:width="0.166cm" svg:height="0.445cm" svg:x="2.785cm" svg:y="7.647cm" svg:viewBox="0 0 167 446" svg:d="M16 446h12c3-4 16-19 27-29 50-43 149-110 98-167-38-44-90-11-118 27l9-277h-44zM102 271c34 35-38 118-38 118l-36 37 5-123c13-26 43-61 69-32z">
          <text:p/>
        </draw:path>
        <draw:path draw:style-name="gr8" draw:text-style-name="P4" draw:layer="layout" svg:width="0.166cm" svg:height="0.445cm" svg:x="2.969cm" svg:y="7.383cm" svg:viewBox="0 0 167 446" svg:d="M15 446h12c4-4 16-20 27-30 50-44 149-110 99-167-38-44-90-12-119 27l10-276h-44zM103 269c32 36-39 119-39 119l-37 37 5-124c13-25 43-60 71-32z">
          <text:p/>
        </draw:path>
        <draw:path draw:style-name="gr8" draw:text-style-name="P4" draw:layer="layout" svg:width="0.166cm" svg:height="0.446cm" svg:x="3.152cm" svg:y="7.735cm" svg:viewBox="0 0 167 447" svg:d="M15 447h12c4-5 16-20 27-30 51-43 149-110 99-167-38-44-90-11-119 27l10-277h-44zM103 271c33 36-39 118-39 118l-37 37 6-123c13-26 43-60 70-32z">
          <text:p/>
        </draw:path>
        <draw:path draw:style-name="gr8" draw:text-style-name="P4" draw:layer="layout" svg:width="1.284cm" svg:height="0.208cm" svg:x="3.623cm" svg:y="8.231cm" svg:viewBox="0 0 1285 209" svg:d="M1059 100c-12-68 15-79 48-79 54-1 76 35 81 79 3 33 19 80-44 88-57 8-78-41-85-88zM1284 100c-10-72-94-101-171-100-77 0-146 32-148 100-1 63 69 111 174 109 85-1 154-52 145-109zM93 100c-11-68 16-79 49-79 53-1 76 35 80 79 3 33 19 80-43 88-57 8-79-41-86-88zM319 100c-11-72-94-101-171-100-77 0-146 32-148 100-2 63 68 111 174 109 84-1 153-52 145-109z">
          <text:p/>
        </draw:path>
        <draw:path draw:style-name="gr8" draw:text-style-name="P4" draw:layer="layout" svg:width="0.32cm" svg:height="0.208cm" svg:x="6.385cm" svg:y="8.231cm" svg:viewBox="0 0 321 209" svg:d="M93 100c-11-68 16-79 49-79 54-1 77 35 81 79 4 33 19 80-43 88-58 8-80-41-87-88zM320 100c-10-72-94-101-172-100-77 0-146 32-148 100-2 63 68 111 175 109 85-1 154-52 145-109z">
          <text:p/>
        </draw:path>
        <draw:path draw:style-name="gr8" draw:text-style-name="P4" draw:layer="layout" svg:width="0.32cm" svg:height="0.208cm" svg:x="7.35cm" svg:y="8.319cm" svg:viewBox="0 0 321 209" svg:d="M93 100c-11-68 16-79 48-79 55-1 77 35 82 79 3 34 19 81-43 89-58 7-80-41-87-89zM320 100c-11-72-95-101-172-100-78 1-147 32-148 100-2 64 68 111 174 109 85-1 154-51 146-109z">
          <text:p/>
        </draw:path>
        <draw:path draw:style-name="gr8" draw:text-style-name="P4" draw:layer="layout" svg:width="0.166cm" svg:height="0.445cm" svg:x="8.537cm" svg:y="7.647cm" svg:viewBox="0 0 167 446" svg:d="M16 446h12c3-4 15-19 27-29 49-43 148-110 98-167-39-44-90-11-118 27l9-277h-44zM102 271c34 35-38 118-38 118l-36 37 5-123c13-26 42-61 69-32z">
          <text:p/>
        </draw:path>
        <draw:path draw:style-name="gr8" draw:text-style-name="P4" draw:layer="layout" svg:width="0.166cm" svg:height="0.445cm" svg:x="8.72cm" svg:y="7.383cm" svg:viewBox="0 0 167 446" svg:d="M16 446h12c3-4 16-20 27-30 49-44 149-110 98-167-38-44-90-12-118 27l9-276h-44zM102 269c34 36-38 119-38 119l-36 37 5-124c13-25 43-60 69-32z">
          <text:p/>
        </draw:path>
        <draw:path draw:style-name="gr8" draw:text-style-name="P4" draw:layer="layout" svg:width="0.32cm" svg:height="0.209cm" svg:x="9.336cm" svg:y="7.966cm" svg:viewBox="0 0 321 210" svg:d="M94 101c-11-69 16-79 48-79 54-1 77 35 81 79 3 33 19 81-43 89-57 7-79-42-86-89zM320 101c-11-72-94-102-171-101-78 1-148 32-149 101-2 64 68 110 174 109 85-1 154-52 146-109z">
          <text:p/>
        </draw:path>
        <draw:path draw:style-name="gr8" draw:text-style-name="P4" draw:layer="layout" svg:width="0.32cm" svg:height="0.209cm" svg:x="10.3cm" svg:y="8.054cm" svg:viewBox="0 0 321 210" svg:d="M95 101c-12-69 15-79 48-79 54-1 76 34 80 79 4 32 19 81-43 89-57 7-78-43-85-89zM320 101c-10-72-94-102-171-101s-147 32-149 101c-2 64 70 110 175 109 85-1 154-52 145-109z">
          <text:p/>
        </draw:path>
        <draw:path draw:style-name="gr8" draw:text-style-name="P4" draw:layer="layout" svg:width="0.167cm" svg:height="0.542cm" svg:x="11.488cm" svg:y="7.359cm" svg:viewBox="0 0 168 543" svg:d="M137 511v-142l31-14v-62l-31 13v-115l31-14v-63l-31 14v-128h-23v139l-61 27v-131h-22v142l-31 14v62l31-12v116l-31 12v64l31-12v122h22v-135l61-29v132zM114 317l-61 27v-114l61-27z">
          <text:p/>
        </draw:path>
        <draw:path draw:style-name="gr8" draw:text-style-name="P4" draw:layer="layout" svg:width="0.32cm" svg:height="0.208cm" svg:x="12.126cm" svg:y="7.79cm" svg:viewBox="0 0 321 209" svg:d="M94 101c-11-68 15-79 48-79 55 0 77 35 82 79 3 33 19 81-44 88-58 7-79-41-86-88zM320 101c-10-72-94-102-172-101-77 1-146 33-148 101-1 63 69 110 175 108 85-1 154-51 145-108z">
          <text:p/>
        </draw:path>
        <draw:path draw:style-name="gr8" draw:text-style-name="P4" draw:layer="layout" svg:width="0.32cm" svg:height="0.208cm" svg:x="13.091cm" svg:y="7.878cm" svg:viewBox="0 0 321 209" svg:d="M93 100c-11-68 16-78 49-78 54-1 77 34 81 78 4 34 19 82-43 89-58 7-80-41-87-89zM320 100c-10-71-94-101-171-100-78 1-147 32-149 100-2 64 68 111 175 109 85-1 154-51 145-109z">
          <text:p/>
        </draw:path>
        <draw:path draw:style-name="gr8" draw:text-style-name="P4" draw:layer="layout" svg:width="0.167cm" svg:height="0.542cm" svg:x="14.279cm" svg:y="7.359cm" svg:viewBox="0 0 168 543" svg:d="M136 511v-142l32-14v-62l-32 13v-115l32-14v-63l-32 14v-128h-22v139l-61 27v-131h-22v142l-31 14v62l31-12v116l-31 12v64l31-12v122h22v-135l61-29v132zM114 317l-61 27v-114l61-27z">
          <text:p/>
        </draw:path>
        <draw:path draw:style-name="gr8" draw:text-style-name="P4" draw:layer="layout" svg:width="0.168cm" svg:height="0.541cm" svg:x="14.485cm" svg:y="7.624cm" svg:viewBox="0 0 169 542" svg:d="M138 511v-142l31-14v-62l-31 14v-117l31-14v-62l-31 14v-128h-24v138l-60 28v-132h-23v142l-31 14v63l31-12v116l-31 12v64l31-12v121h23v-133l60-30v132zM114 317l-60 28v-114l60-29z">
          <text:p/>
        </draw:path>
        <draw:path draw:style-name="gr8" draw:text-style-name="P4" draw:layer="layout" svg:width="0.167cm" svg:height="0.541cm" svg:x="14.692cm" svg:y="7.271cm" svg:viewBox="0 0 168 542" svg:d="M137 511v-142l31-13v-63l-31 14v-116l31-13v-63l-31 14v-129h-22v140l-62 27v-131h-22v142l-31 13v63l31-12v115l-31 12v64l31-12v121h22v-133l62-29v131zM115 318l-62 27v-114l62-28z">
          <text:p/>
        </draw:path>
        <draw:path draw:style-name="gr8" draw:text-style-name="P4" draw:layer="layout" svg:width="1.285cm" svg:height="0.208cm" svg:x="15.33cm" svg:y="7.878cm" svg:viewBox="0 0 1286 209" svg:d="M1059 100c-11-68 16-78 49-78 53-1 76 34 80 78 3 34 19 82-43 89-57 7-79-41-86-89zM1285 100c-10-71-94-101-171-100s-146 32-148 100c-2 64 68 111 174 109 84-1 154-51 145-109zM94 100c-12-68 15-78 48-78 54-1 76 34 81 78 3 34 18 82-44 89-57 7-78-41-85-89zM319 100c-10-71-94-101-171-100s-146 32-148 100c-1 64 69 111 174 109 85-1 154-51 145-109z">
          <text:p/>
        </draw:path>
        <draw:path draw:style-name="gr8" draw:text-style-name="P4" draw:layer="layout" svg:width="0.187cm" svg:height="0.192cm" svg:x="2.098cm" svg:y="6.001cm" svg:viewBox="0 0 188 193" svg:d="M172 134c6 0 16-5 16-15 0-9-7-16-16-16-8 0-15 7-15 16 0 11 9 15 15 15zM172 33c6 0 16-5 16-15s-7-17-16-17c-8 0-15 7-15 17s9 15 15 15zM125 22v-12h-21c-5 0-10-1-16-3-11-4-17-7-27-7-23 0-50 14-50 48 0 17 10 30 26 37-25 22-25 26-25 31 0 8 8 11 15 15-14 10-27 22-27 34 0 15 21 28 50 28 26 0 73-16 73-48 0-8-4-29-34-30l-38-2c-8 0-22-1-22-8 0-5 12-17 17-17 2 0 13 1 16 1 16 0 45-11 45-41 0-14-2-20-5-26zM35 35c0-20 11-27 22-27 24 0 28 39 28 47 0 6-1 27-20 27-23 0-30-25-30-47zM19 156c0-8 5-14 14-24 13 2 21 2 47 3 21 1 35 1 35 14 0 15-19 27-52 27-34 0-44-11-44-20z">
          <text:p/>
        </draw:path>
        <draw:path draw:style-name="gr8" draw:text-style-name="P4" draw:layer="layout" svg:width="0.208cm" svg:height="0.19cm" svg:x="5.464cm" svg:y="5.944cm" svg:viewBox="0 0 209 191" svg:d="M193 191c6 0 16-5 16-15 0-9-8-16-16-16-9 0-16 7-16 16 0 11 10 15 16 15zM193 90c6 0 16-5 16-15 0-9-8-16-16-16-9 0-16 7-16 16 0 10 10 15 16 15zM133 123v-65h-7c-3 21-8 26-31 26h-41v-62c0-9 2-10 9-10h39c31 0 38 5 43 30h7l-1-42h-151v6c18 1 25 3 25 26v122c0 23-4 28-25 29v5h80v-5c-20-1-26-4-26-26v-61h41c21 0 28 3 31 27z">
          <text:p/>
        </draw:path>
        <draw:path draw:style-name="gr8" draw:text-style-name="P4" draw:layer="layout" svg:width="0.194cm" svg:height="0.196cm" svg:x="8.099cm" svg:y="5.938cm" svg:viewBox="0 0 195 197" svg:d="M179 197c6 0 16-5 16-15 0-9-7-16-16-16-8 0-15 7-15 16 0 11 9 15 15 15zM179 96c6 0 16-5 16-15 0-9-7-16-16-16-8 0-15 7-15 16 0 10 9 15 15 15zM18 179c0 10 30 18 44 18 52 0 69-45 69-70 0-30-16-63-51-63-21 0-36 17-38 23v-86l-2-1c-13 5-27 9-40 14v4h6c12 0 12 6 12 14zM42 103c1-16 19-21 28-21 26 0 36 29 36 55 0 19-5 51-37 51-7 0-27-4-27-14z">
          <text:p/>
        </draw:path>
        <draw:path draw:style-name="gr8" draw:text-style-name="P4" draw:layer="layout" svg:width="0.142cm" svg:height="0.196cm" svg:x="10.97cm" svg:y="5.938cm" svg:viewBox="0 0 143 197" svg:d="M127 197c6 0 16-5 16-15 0-9-7-16-16-16-8 0-15 7-15 16 0 11 9 15 15 15zM127 96c6 0 16-5 16-15 0-9-7-16-16-16-8 0-15 7-15 16 0 10 9 15 15 15zM82 67h-35v-33c0-10 2-26 17-26 14 0 15 22 27 22 5 0 12-3 12-11 0-11-13-19-28-19-52 0-52 51-52 67h-23v9h23v89c0 21-5 24-23 25v4h74v-4c-26-1-26-8-26-25v-89h34z">
          <text:p/>
        </draw:path>
        <draw:path draw:style-name="gr8" draw:text-style-name="P4" draw:layer="layout" svg:width="0.223cm" svg:height="0.19cm" svg:x="14.155cm" svg:y="5.944cm" svg:viewBox="0 0 224 191" svg:d="M208 191c6 0 16-5 16-15 0-9-7-16-16-16-8 0-15 7-15 16 0 11 9 15 15 15zM208 90c6 0 16-5 16-15 0-9-7-16-16-16-8 0-15 7-15 16 0 10 9 15 15 15zM166 140h-8c-13 29-27 37-62 37-42 0-42 0-42-11v-70h43c24 0 28 4 32 27h6v-66h-6c-4 20-6 27-32 27h-43v-62c0-10 3-10 9-10h38c32 0 39 5 43 30h7l-1-42h-150v6c18 1 25 3 25 26v125c0 22-6 25-25 26v5h153z">
          <text:p/>
        </draw:path>
        <draw:path draw:style-name="gr8" draw:text-style-name="P4" draw:layer="layout" svg:width="0.172cm" svg:height="0.133cm" svg:x="2.097cm" svg:y="9.176cm" svg:viewBox="0 0 173 134" svg:d="M158 134c6 0 15-6 15-16 0-9-7-16-15-16-9 0-16 7-16 16 0 11 10 16 16 16zM158 32c6 0 15-5 15-15 0-9-7-16-15-16-9 0-16 7-16 16 0 10 10 15 16 15zM106 86c-9 14-20 27-40 27-25 0-44-22-44-54 0-42 26-51 37-51 15 0 16 6 19 14l1 6c2 6 7 14 14 13 9 0 13-6 13-12 0-5-3-14-12-20-7-4-20-9-30-9-31 0-64 24-64 70 0 45 30 64 54 64 23 0 41-13 56-45z">
          <text:p/>
        </draw:path>
        <draw:path draw:style-name="gr8" draw:text-style-name="P4" draw:layer="layout" svg:width="0.234cm" svg:height="0.195cm" svg:x="5.783cm" svg:y="9.115cm" svg:viewBox="0 0 235 196" svg:d="M219 195c6 0 16-5 16-15 0-9-7-16-16-16-8 0-15 7-15 16 0 11 9 15 15 15zM219 93c6 0 16-5 16-15 0-9-7-16-16-16-8 0-15 7-15 16 0 10 9 15 15 15zM167 64l-3-64h-6c-2 10-11 10-13 10-6 0-24-10-50-10-48 0-95 35-95 98 0 71 48 98 94 98 52 0 76-35 76-36l-5-5c-9 9-29 29-64 29s-69-25-69-86c0-40 13-58 24-69 12-12 28-17 42-17 35 0 55 22 62 52z">
          <text:p/>
        </draw:path>
        <draw:path draw:style-name="gr8" draw:text-style-name="P4" draw:layer="layout" svg:width="0.162cm" svg:height="0.187cm" svg:x="8.542cm" svg:y="9.119cm" svg:viewBox="0 0 163 188" svg:d="M56 19c0-4 0-8 6-8 3 0 7 0 13 0 20 0 49 5 49 39 0 33-34 34-41 34h-27zM56 96c27 0 36 2 45 4 15 5 30 14 30 37 0 38-35 41-54 41-16 0-21-1-21-12zM0 6c23 1 27 4 27 25v126c0 20-3 25-27 26v5h94c64 0 69-39 69-50 0-29-22-43-48-48 14-4 39-11 39-42 0-44-51-48-75-48h-79z">
          <text:p/>
        </draw:path>
        <draw:path draw:style-name="gr8" draw:text-style-name="P4" draw:layer="layout" svg:width="0.077cm" svg:height="0.209cm" svg:x="8.745cm" svg:y="9.097cm" svg:viewBox="0 0 78 210" svg:d="M7 210h6c1-2 7-10 12-15 24-20 71-51 46-78-18-21-42-5-55 13l5-130h-21zM48 127c15 16-18 55-18 55l-17 17 2-57c6-12 20-29 33-15z">
          <text:p/>
        </draw:path>
        <draw:path draw:style-name="gr8" draw:text-style-name="P4" draw:layer="layout" svg:width="2.751cm" svg:height="0.133cm" svg:x="8.856cm" svg:y="9.176cm" svg:viewBox="0 0 2752 134" svg:d="M2660 43c4-25 16-33 31-33 22 0 25 19 27 33zM2748 84c-7 10-19 29-44 29-19 0-41-11-45-61h88c-3-37-23-52-50-52-22 0-57 18-57 70 0 40 21 64 52 64 41 0 57-39 60-48zM15 134c6 0 16-6 16-16 0-9-7-16-16-16-8 0-15 7-15 16 0 11 9 16 15 16zM15 32c6 0 16-5 16-15 0-9-7-16-16-16-8 0-15 7-15 16 0 10 9 15 15 15z">
          <text:p/>
        </draw:path>
        <draw:path draw:style-name="gr8" draw:text-style-name="P4" draw:layer="layout" svg:width="2.841cm" svg:height="0.193cm" svg:x="11.636cm" svg:y="9.116cm" svg:viewBox="0 0 2842 194" svg:d="M2704 119l33-79 32 79zM2842 186c-12-1-16-4-25-25l-70-161h-6l-59 139c-5 13-14 33-20 41-5 5-10 5-14 6v5h55v-5c-6 0-19 0-19-12 0-3 1-7 2-11l13-33h74l12 27c1 4 5 13 5 18 0 10-9 11-20 11v5h72zM15 194c6 0 16-5 16-15 0-9-7-16-16-16-8 0-15 7-15 16 0 11 9 15 15 15zM15 93c6 0 16-5 16-15 0-9-7-16-16-16-8 0-15 7-15 16 0 10 9 15 15 15z">
          <text:p/>
        </draw:path>
        <draw:path draw:style-name="gr8" draw:text-style-name="P4" draw:layer="layout" svg:width="0.031cm" svg:height="0.132cm" svg:x="14.505cm" svg:y="9.177cm" svg:viewBox="0 0 32 133" svg:d="M15 133c7 0 17-6 17-16 0-9-7-16-17-16-8 0-15 7-15 16 0 11 9 16 15 16zM15 31c7 0 17-5 17-15 0-9-7-16-17-16-8 0-15 7-15 16 0 10 9 15 15 15z">
          <text:p/>
        </draw:path>
        <draw:path draw:style-name="gr8" draw:text-style-name="P4" draw:layer="layout" svg:width="3.303cm" svg:height="0.25cm" svg:x="2.114cm" svg:y="3.764cm" svg:viewBox="0 0 3304 251" svg:d="M3183 89c1-19 2-47 36-47 24 0 35 19 35 35 0 29-18 42-63 75-54 40-57 70-58 99h171v-43h-109c6-12 23-23 56-46 24-17 52-39 52-83 0-51-38-79-86-79-22 0-82 7-82 89zM0 78h60v173h49v-251h-41c-1 19-13 44-61 44h-7z">
          <text:p/>
        </draw:path>
        <draw:path draw:style-name="gr8" draw:text-style-name="P4" draw:layer="layout" svg:width="3.042cm" svg:height="0.257cm" svg:x="7.883cm" svg:y="3.764cm" svg:viewBox="0 0 3043 258" svg:d="M3043 157h-28v-157h-56l-92 152v43h99v56h49v-56h28zM2904 157l62-108h1c0 8-1 47-1 108zM66 141c23 0 56 1 56 35 0 28-18 42-37 42-34 0-37-31-37-44h-48c0 79 63 84 87 84 51 0 85-33 85-82 0-42-28-55-37-58 14-7 30-23 30-48 0-53-44-70-78-70-56 0-83 34-83 81h46c0-9 0-41 34-41 27 0 31 23 31 32 0 32-27 34-42 34h-7z">
          <text:p/>
        </draw:path>
        <draw:path draw:style-name="gr8" draw:text-style-name="P4" draw:layer="layout" svg:width="0.172cm" svg:height="0.253cm" svg:x="13.937cm" svg:y="3.768cm" svg:viewBox="0 0 173 254" svg:d="M60 42h103v-42h-138l-18 139 44 2c10-19 27-19 35-19 26 0 36 24 36 46 0 27-13 47-37 47-23 0-34-14-36-35h-49c2 51 42 74 82 74 74 0 91-56 91-90 0-58-42-82-76-82-25 0-36 8-46 14z">
          <text:p/>
        </draw:path>
        <draw:path draw:style-name="gr8" draw:text-style-name="P4" draw:layer="layout" svg:width="3.636cm" svg:height="0.257cm" svg:x="2.101cm" svg:y="6.939cm" svg:viewBox="0 0 3637 258" svg:d="M3637 4h-177l-1 44h125c-21 23-84 103-89 203h50c6-107 68-182 92-209zM123 171c0 34-17 48-35 48-23 0-39-20-39-47 0-31 19-44 38-44 15 0 36 11 36 43zM167 64c-4-27-9-34-23-48-13-12-41-16-51-16-87 0-93 84-93 132 0 63 14 126 90 126 49 0 82-37 82-91 0-39-25-78-76-78-28 0-41 11-47 20h-1c2-33 9-69 41-69 19 0 28 9 29 24z">
          <text:p/>
        </draw:path>
        <draw:path draw:style-name="gr8" draw:text-style-name="P4" draw:layer="layout" svg:width="3.124cm" svg:height="0.257cm" svg:x="8.324cm" svg:y="6.939cm" svg:viewBox="0 0 3125 258" svg:d="M2956 194c4 39 35 64 78 64 45 0 91-31 91-128 0-36-2-130-88-130-49 0-86 29-86 90 0 43 28 79 76 79 17 0 36-4 48-21v1c0 52-20 70-41 70-15 0-26-8-29-25zM3001 83c0-36 23-42 35-42 26 0 38 17 38 46s-19 43-36 43c-19 0-37-9-37-47zM123 179c0 17-10 40-36 40-23 0-36-16-36-40 0-27 17-39 35-39 28 0 37 22 37 39zM173 177c0-32-13-49-37-61 20-11 29-29 29-51 0-34-28-65-79-65-44 0-78 26-78 69 0 23 10 39 30 49-38 18-38 51-38 64 0 34 22 76 87 76 66 0 86-49 86-81zM87 102c-21 0-32-17-32-31 0-19 12-31 34-31 16 0 29 12 29 31 0 18-12 31-31 31z">
          <text:p/>
        </draw:path>
        <draw:path draw:style-name="gr8" draw:text-style-name="P4" draw:layer="layout" svg:width="0.357cm" svg:height="0.257cm" svg:x="14.078cm" svg:y="6.939cm" svg:viewBox="0 0 358 258" svg:d="M234 129c0-65 8-89 36-89 29 0 36 24 36 89s-7 90-36 90c-28 0-36-25-36-90zM184 129c0 88 27 129 86 129s88-41 88-129-29-129-88-129-86 41-86 129zM0 78h60v173h49v-251h-40c-1 19-14 43-61 43h-8z">
          <text:p/>
        </draw:path>
        <draw:frame draw:style-name="gr9" draw:text-style-name="P2" draw:layer="layout" svg:width="12.258cm" svg:height="0.48cm" svg:x="2.722cm" svg:y="2.858cm">
          <draw:text-box>
            <text:p text:style-name="P1"><text:span text:style-name="T1">ary dominant. The second note should be a member of the tonicized triad.</text:span></text:p>
          </draw:text-box>
        </draw:frame>
        <draw:frame draw:style-name="gr10" draw:text-style-name="P2" draw:layer="layout" svg:width="0.383cm" svg:height="0.48cm" svg:x="2.087cm" svg:y="10.415cm">
          <draw:text-box>
            <text:p text:style-name="P1"><text:span text:style-name="T1">E. </text:span></text:p>
          </draw:text-box>
        </draw:frame>
        <draw:frame draw:style-name="gr11" draw:text-style-name="P2" draw:layer="layout" svg:width="13.925cm" svg:height="0.48cm" svg:x="2.722cm" svg:y="10.415cm">
          <draw:text-box>
            <text:p text:style-name="P1"><text:span text:style-name="T1">Analyze the chords specified by each figured bass, putting your analysis </text:span><text:span text:style-name="T2">beneath</text:span><text:span text:style-name="T1"> the </text:span></text:p>
          </draw:text-box>
        </draw:frame>
        <draw:frame draw:style-name="gr12" draw:text-style-name="P2" draw:layer="layout" svg:width="14.277cm" svg:height="0.48cm" svg:x="2.722cm" svg:y="10.838cm">
          <draw:text-box>
            <text:p text:style-name="P1"><text:span text:style-name="T1">figures. Then, make an arrangement for SATB chorus. Strive for smooth voice leading, </text:span></text:p>
          </draw:text-box>
        </draw:frame>
        <draw:path draw:style-name="gr8" draw:text-style-name="P4" draw:layer="layout" svg:width="0.122cm" svg:height="0.197cm" svg:x="7.624cm" svg:y="21.997cm" svg:viewBox="0 0 123 198" svg:d="M59 86c30 0 39 28 39 57 0 32-13 47-31 47-21 0-40-21-40-68 0-17 3-24 6-27 7-7 17-9 26-9zM117 0c-68 2-117 55-117 112 0 59 30 86 63 86 50 0 60-45 60-66 0-37-22-59-52-59-16 0-21 3-37 13 5-36 33-74 84-82z">
          <text:p/>
        </draw:path>
        <draw:line draw:style-name="gr13" draw:text-style-name="P3" draw:layer="layout" svg:x1="7.584cm" svg:y1="21.994cm" svg:x2="7.758cm" svg:y2="22.2cm">
          <text:p/>
        </draw:line>
        <draw:path draw:style-name="gr8" draw:text-style-name="P4" draw:layer="layout" svg:width="0.13cm" svg:height="0.191cm" svg:x="8.935cm" svg:y="22.008cm" svg:viewBox="0 0 131 192" svg:d="M80 126h-69l69-96zM131 126h-29v-126h-12l-90 126v19h80v47h22v-47h29z">
          <text:p/>
        </draw:path>
        <draw:line draw:style-name="gr14" draw:text-style-name="P3" draw:layer="layout" svg:x1="9.064cm" svg:y1="22.142cm" svg:x2="9.17cm" svg:y2="22.142cm">
          <text:p/>
        </draw:line>
        <draw:line draw:style-name="gr15" draw:text-style-name="P3" draw:layer="layout" svg:x1="9.11cm" svg:y1="22.075cm" svg:x2="9.11cm" svg:y2="22.199cm">
          <text:p/>
        </draw:line>
        <draw:line draw:style-name="gr6" draw:text-style-name="P3" draw:layer="layout" svg:x1="7.461cm" svg:y1="15.521cm" svg:x2="7.461cm" svg:y2="12.847cm">
          <text:p/>
        </draw:line>
        <draw:path draw:style-name="gr6" draw:text-style-name="P3" draw:layer="layout" svg:width="1.977cm" svg:height="2.674cm" svg:x="10.971cm" svg:y="12.847cm" svg:viewBox="0 0 1978 2675" svg:d="M1978 2675v-2675M1873 2675v-2675M0 2675v-2675">
          <text:p/>
        </draw:path>
        <draw:path draw:style-name="gr7" draw:text-style-name="P3" draw:layer="layout" svg:width="10.584cm" svg:height="2.649cm" svg:x="2.384cm" svg:y="12.859cm" svg:viewBox="0 0 10585 2650" svg:d="M0 1945h10585M0 2121h10585M0 2297h10585M0 2474h10585M0 2650h10585M0 0h10585M0 176h10585M0 353h10585M0 529h10585M0 705h10585">
          <text:p/>
        </draw:path>
        <draw:line draw:style-name="gr6" draw:text-style-name="P3" draw:layer="layout" svg:x1="2.384cm" svg:y1="15.521cm" svg:x2="2.384cm" svg:y2="12.847cm">
          <text:p/>
        </draw:line>
        <draw:line draw:style-name="gr16" draw:text-style-name="P5" draw:layer="layout" svg:x1="4.481cm" svg:y1="20.392cm" svg:x2="4.881cm" svg:y2="20.392cm">
          <text:p/>
        </draw:line>
        <draw:line draw:style-name="gr16" draw:text-style-name="P5" draw:layer="layout" svg:x1="4.481cm" svg:y1="20.57cm" svg:x2="4.881cm" svg:y2="20.57cm">
          <text:p/>
        </draw:line>
        <draw:line draw:style-name="gr6" draw:text-style-name="P3" draw:layer="layout" svg:x1="7.228cm" svg:y1="21.463cm" svg:x2="7.228cm" svg:y2="18.671cm">
          <text:p/>
        </draw:line>
        <draw:line draw:style-name="gr6" draw:text-style-name="P3" draw:layer="layout" svg:x1="10.234cm" svg:y1="21.463cm" svg:x2="10.234cm" svg:y2="18.671cm">
          <text:p/>
        </draw:line>
        <draw:path draw:style-name="gr6" draw:text-style-name="P3" draw:layer="layout" svg:width="0.104cm" svg:height="2.792cm" svg:x="12.844cm" svg:y="18.671cm" svg:viewBox="0 0 105 2793" svg:d="M105 2793v-2793M0 2793v-2793">
          <text:p/>
        </draw:path>
        <draw:path draw:style-name="gr7" draw:text-style-name="P3" draw:layer="layout" svg:width="10.584cm" svg:height="2.768cm" svg:x="2.384cm" svg:y="18.683cm" svg:viewBox="0 0 10585 2769" svg:d="M0 2062h10585M0 2240h10585M0 2416h10585M0 2592h10585M0 2769h10585M0 0h10585M0 177h10585M0 353h10585M0 529h10585M0 706h10585">
          <text:p/>
        </draw:path>
        <draw:line draw:style-name="gr6" draw:text-style-name="P3" draw:layer="layout" svg:x1="2.384cm" svg:y1="21.463cm" svg:x2="2.384cm" svg:y2="18.671cm">
          <text:p/>
        </draw:line>
        <draw:path draw:style-name="gr8" draw:text-style-name="P4" draw:layer="layout" svg:width="0.469cm" svg:height="1.315cm" svg:x="2.495cm" svg:y="12.537cm" svg:viewBox="0 0 470 1316" svg:d="M256 663l-31-104c56-50 109-106 136-185 59-170 5-244-66-374-78 51-132 137-144 190-29 122 1 184 32 295l3 13c-92 90-186 159-186 280 0 217 206 258 253 256 24-1 47-4 67-9 41 171 54 245-90 271-19 4-50-7-50-17 0-12 78-1 84-76 5-68-31-95-87-97-53-1-87 38-89 93-3 81 87 138 181 110 127-36 101-170 77-273l-4-18c94-35 143-122 124-228-13-73-119-143-210-127zM208 574l26 95c-34 11-64 35-86 77-44 84 12 174 81 207l3-15c-60-40-69-115-27-164 12-15 30-26 48-31l62 258 1 4c-10 3-22 5-35 7-139 16-230-90-226-201 3-106 78-167 153-237zM337 998l-62-259c51-5 108 22 133 68 37 68 16 156-71 191zM204 482l-6-22c-25-84-36-144-6-225 25-73 58-114 123-156 10 42 63 124 10 237-31 67-76 120-121 166z">
          <text:p/>
        </draw:path>
        <draw:path draw:style-name="gr8" draw:text-style-name="P4" draw:layer="layout" svg:width="0.527cm" svg:height="0.612cm" svg:x="2.454cm" svg:y="14.798cm" svg:viewBox="0 0 528 613" svg:d="M89 135c-16-17 14-90 74-105 145-38 203 156 151 280-45 106-113 202-223 253-34 15-55 22-91 28v22c109-6 187-59 255-114 155-128 218-350 71-467-67-52-173-31-206-6-58 42-80 96-79 153 0 50 63 87 108 70 26-11 51-48 33-98-13-35-49-34-65-29-19 5-27 15-28 13zM525 268c0-22-18-41-39-41-22 0-40 16-43 37-1 25 19 47 43 47 22 0 40-21 39-43zM528 93c0-23-19-41-42-41s-43 17-44 39c0 24 21 44 44 44s42-19 42-42z">
          <text:p/>
        </draw:path>
        <draw:path draw:style-name="gr8" draw:text-style-name="P4" draw:layer="layout" svg:width="0.166cm" svg:height="0.446cm" svg:x="3.083cm" svg:y="12.875cm" svg:viewBox="0 0 167 447" svg:d="M16 447h12c3-5 15-20 27-30 49-43 148-110 98-168-39-44-90-11-118 28l9-277h-44zM102 271c34 36-38 119-38 119l-36 36 5-123c13-26 42-61 69-32z">
          <text:p/>
        </draw:path>
        <draw:path draw:style-name="gr8" draw:text-style-name="P4" draw:layer="layout" svg:width="0.166cm" svg:height="0.445cm" svg:x="3.266cm" svg:y="12.611cm" svg:viewBox="0 0 167 446" svg:d="M16 446h12c3-4 15-20 27-29 49-44 148-110 98-167-39-44-90-12-118 27l9-277h-44zM102 270c34 36-38 119-38 119l-36 36 5-123c13-25 42-60 69-32z">
          <text:p/>
        </draw:path>
        <draw:path draw:style-name="gr8" draw:text-style-name="P4" draw:layer="layout" svg:width="0.166cm" svg:height="0.445cm" svg:x="3.083cm" svg:y="14.996cm" svg:viewBox="0 0 167 446" svg:d="M15 446h12c4-5 16-20 27-30 49-43 149-110 99-167-39-45-90-12-119 26l10-275h-44zM102 269c34 36-38 120-38 120l-37 36 6-124c13-26 42-60 69-32z">
          <text:p/>
        </draw:path>
        <draw:path draw:style-name="gr8" draw:text-style-name="P4" draw:layer="layout" svg:width="0.166cm" svg:height="0.445cm" svg:x="3.266cm" svg:y="14.731cm" svg:viewBox="0 0 167 446" svg:d="M15 446h13c3-4 15-20 26-29 50-43 149-110 99-167-39-44-90-11-118 27l9-277h-44zM102 271c34 35-38 118-38 118l-36 37 5-123c13-26 42-61 69-32z">
          <text:p/>
        </draw:path>
        <draw:path draw:style-name="gr8" draw:text-style-name="P4" draw:layer="layout" svg:width="0.3cm" svg:height="0.369cm" svg:x="3.671cm" svg:y="13.02cm" svg:viewBox="0 0 301 370" svg:d="M242 48c-5-26-66-36-94-28-57 15-66 90-66 156v59c0 33 12 115 84 119 108 6 131-133 118-159h15c12 79-32 176-134 175-97 0-167-80-165-179 1-97 65-191 161-191 59 0 104 26 116 66 11 40-5 69-13 75l-3 3c-28 23-85 8-85-42 0-32 23-47 46-47h7c6-1 15 2 13-7z">
          <text:p/>
        </draw:path>
        <draw:path draw:style-name="gr8" draw:text-style-name="P4" draw:layer="layout" svg:width="0.3cm" svg:height="0.369cm" svg:x="3.671cm" svg:y="14.962cm" svg:viewBox="0 0 301 370" svg:d="M242 48c-5-26-66-36-94-28-57 15-66 89-66 155v59c0 33 12 115 84 120 108 6 131-134 118-160h15c12 79-32 177-134 176-97 0-167-81-165-180 1-97 65-190 161-190 59 0 104 26 116 66 11 39-5 68-13 74l-3 3c-28 23-85 8-85-42 0-31 23-46 46-46h7c6-1 15 2 13-7z">
          <text:p/>
        </draw:path>
        <draw:g>
          <draw:line draw:style-name="gr17" draw:text-style-name="P5" draw:layer="layout" svg:x1="4.541cm" svg:y1="14.684cm" svg:x2="4.541cm" svg:y2="14.181cm">
            <text:p/>
          </draw:line>
          <draw:line draw:style-name="gr17" draw:text-style-name="P5" draw:layer="layout" svg:x1="4.33cm" svg:y1="15.338cm" svg:x2="4.33cm" svg:y2="14.747cm">
            <text:p/>
          </draw:line>
          <draw:path draw:style-name="gr8" draw:text-style-name="P4" draw:layer="layout" svg:width="0.224cm" svg:height="0.182cm" svg:x="4.323cm" svg:y="14.623cm" svg:viewBox="0 0 225 183" svg:d="M56 28c-54 37-72 95-41 130 32 35 102 33 154-2 54-38 72-96 40-130-31-35-99-34-153 2z">
            <text:p/>
          </draw:path>
        </draw:g>
        <draw:g>
          <draw:line draw:style-name="gr17" draw:text-style-name="P5" draw:layer="layout" svg:x1="4.33cm" svg:y1="14.012cm" svg:x2="4.33cm" svg:y2="13.508cm">
            <text:p/>
          </draw:line>
          <draw:path draw:style-name="gr8" draw:text-style-name="P4" draw:layer="layout" svg:width="0.224cm" svg:height="0.182cm" svg:x="4.323cm" svg:y="13.384cm" svg:viewBox="0 0 225 183" svg:d="M56 28c-54 36-72 95-41 130 32 34 102 33 154-3 54-36 72-95 40-130-31-34-99-33-153 3z">
            <text:p/>
          </draw:path>
        </draw:g>
        <draw:g>
          <draw:line draw:style-name="gr17" draw:text-style-name="P5" draw:layer="layout" svg:x1="4.541cm" svg:y1="13.004cm" svg:x2="4.541cm" svg:y2="12.501cm">
            <text:p/>
          </draw:line>
          <draw:path draw:style-name="gr8" draw:text-style-name="P4" draw:layer="layout" svg:width="0.224cm" svg:height="0.182cm" svg:x="4.323cm" svg:y="12.943cm" svg:viewBox="0 0 225 183" svg:d="M56 28c-54 37-72 94-41 129 32 36 102 34 154-3 54-36 72-94 40-128-31-36-99-35-153 2z">
            <text:p/>
          </draw:path>
        </draw:g>
        <draw:g>
          <draw:line draw:style-name="gr17" draw:text-style-name="P5" draw:layer="layout" svg:x1="5.109cm" svg:y1="15.426cm" svg:x2="5.109cm" svg:y2="14.835cm">
            <text:p/>
          </draw:line>
          <draw:path draw:style-name="gr8" draw:text-style-name="P4" draw:layer="layout" svg:width="0.224cm" svg:height="0.182cm" svg:x="5.103cm" svg:y="14.711cm" svg:viewBox="0 0 225 183" svg:d="M55 29c-53 37-71 95-40 129 31 35 100 33 154-2 54-36 72-94 40-130-31-35-101-34-154 3z">
            <text:p/>
          </draw:path>
        </draw:g>
        <draw:path draw:style-name="gr8" draw:text-style-name="P4" draw:layer="layout" svg:width="0.166cm" svg:height="0.446cm" svg:x="4.878cm" svg:y="14.466cm" svg:viewBox="0 0 167 447" svg:d="M16 447h12c4-6 16-21 27-31 49-43 149-110 98-167-38-44-89-11-118 27l10-276h-45zM102 270c33 36-38 119-38 119l-36 36 5-123c13-26 43-60 69-32z">
          <text:p/>
        </draw:path>
        <draw:g>
          <draw:line draw:style-name="gr17" draw:text-style-name="P5" draw:layer="layout" svg:x1="5.89cm" svg:y1="15.515cm" svg:x2="5.89cm" svg:y2="14.924cm">
            <text:p/>
          </draw:line>
          <draw:path draw:style-name="gr8" draw:text-style-name="P4" draw:layer="layout" svg:width="0.224cm" svg:height="0.181cm" svg:x="5.882cm" svg:y="14.799cm" svg:viewBox="0 0 225 182" svg:d="M56 28c-54 36-72 94-41 130 33 34 102 32 154-3 54-37 72-95 40-130-31-34-99-33-153 3z">
            <text:p/>
          </draw:path>
        </draw:g>
        <draw:g>
          <draw:line draw:style-name="gr17" draw:text-style-name="P5" draw:layer="layout" svg:x1="7.84cm" svg:y1="15.603cm" svg:x2="7.84cm" svg:y2="15.012cm">
            <text:p/>
          </draw:line>
          <draw:path draw:style-name="gr18" draw:text-style-name="P6" draw:layer="layout" svg:width="0.223cm" svg:height="0.182cm" svg:x="7.834cm" svg:y="14.887cm" svg:viewBox="0 0 224 183" svg:d="M55 28c-53 37-71 95-40 130 31 34 100 33 153-3 54-36 72-94 40-130-31-34-100-33-153 3z">
            <text:p/>
          </draw:path>
        </draw:g>
        <draw:g>
          <draw:line draw:style-name="gr17" draw:text-style-name="P5" draw:layer="layout" svg:x1="6.67cm" svg:y1="15.603cm" svg:x2="6.67cm" svg:y2="15.012cm">
            <text:p/>
          </draw:line>
          <draw:path draw:style-name="gr18" draw:text-style-name="P6" draw:layer="layout" svg:width="0.223cm" svg:height="0.182cm" svg:x="6.662cm" svg:y="14.887cm" svg:viewBox="0 0 224 183" svg:d="M55 28c-53 37-71 95-40 130 31 34 100 33 153-3 54-36 72-94 40-130-31-34-100-33-153 3z">
            <text:p/>
          </draw:path>
        </draw:g>
        <draw:path draw:style-name="gr8" draw:text-style-name="P4" draw:layer="layout" svg:width="0.168cm" svg:height="0.541cm" svg:x="7.585cm" svg:y="14.708cm" svg:viewBox="0 0 169 542" svg:d="M138 511v-142l31-14v-62l-31 14v-116l31-14v-63l-31 13v-127h-23v138l-60 27v-131h-23v143l-32 14v62l32-12v116l-32 12v64l32-12v121h23v-133l60-30v132zM115 317l-60 28v-115l60-27z">
          <text:p/>
        </draw:path>
        <draw:g>
          <draw:line draw:style-name="gr17" draw:text-style-name="P5" draw:layer="layout" svg:x1="8.621cm" svg:y1="15.515cm" svg:x2="8.621cm" svg:y2="14.923cm">
            <text:p/>
          </draw:line>
          <draw:path draw:style-name="gr8" draw:text-style-name="P4" draw:layer="layout" svg:width="0.223cm" svg:height="0.181cm" svg:x="8.612cm" svg:y="14.799cm" svg:viewBox="0 0 224 182" svg:d="M54 28c-52 36-70 94-39 130 31 34 100 32 153-3 54-37 72-95 40-130-32-34-100-33-154 3z">
            <text:p/>
          </draw:path>
        </draw:g>
        <draw:g>
          <draw:line draw:style-name="gr17" draw:text-style-name="P5" draw:layer="layout" svg:x1="9.4cm" svg:y1="15.691cm" svg:x2="9.4cm" svg:y2="15.1cm">
            <text:p/>
          </draw:line>
          <draw:path draw:style-name="gr8" draw:text-style-name="P4" draw:layer="layout" svg:width="0.224cm" svg:height="0.182cm" svg:x="9.392cm" svg:y="14.975cm" svg:viewBox="0 0 225 183" svg:d="M55 28c-53 36-71 94-40 130 31 35 102 33 154-3 54-37 72-95 40-129-31-35-99-34-154 2z">
            <text:p/>
          </draw:path>
        </draw:g>
        <draw:g>
          <draw:line draw:style-name="gr17" draw:text-style-name="P5" draw:layer="layout" svg:x1="10.18cm" svg:y1="15.603cm" svg:x2="10.18cm" svg:y2="15.012cm">
            <text:p/>
          </draw:line>
          <draw:path draw:style-name="gr8" draw:text-style-name="P4" draw:layer="layout" svg:width="0.224cm" svg:height="0.182cm" svg:x="10.172cm" svg:y="14.887cm" svg:viewBox="0 0 225 183" svg:d="M55 28c-53 37-71 95-40 130 31 34 100 33 153-3 54-36 73-94 41-130-32-34-101-33-154 3z">
            <text:p/>
          </draw:path>
        </draw:g>
        <draw:path draw:style-name="gr8" draw:text-style-name="P4" draw:layer="layout" svg:width="0.135cm" svg:height="0.554cm" svg:x="9.946cm" svg:y="14.701cm" svg:viewBox="0 0 136 555" svg:d="M23 367v-144l87-32v143zM23 0h-23l4 427 106-37v165h26l-7-426-106 37z">
          <text:p/>
        </draw:path>
        <draw:path draw:style-name="gr8" draw:text-style-name="P4" draw:layer="layout" svg:width="0.32cm" svg:height="0.208cm" svg:x="11.311cm" svg:y="15.226cm" svg:viewBox="0 0 321 209" svg:d="M95 101c-12-69 15-79 48-79 54-1 76 34 80 79 4 33 19 81-43 89-57 6-79-42-85-89zM320 101c-10-72-94-102-171-101s-147 32-149 101c-1 64 70 110 175 108 85 0 154-51 145-108z">
          <text:p/>
        </draw:path>
        <draw:path draw:style-name="gr8" draw:text-style-name="P4" draw:layer="layout" svg:width="0.468cm" svg:height="1.316cm" svg:x="2.496cm" svg:y="18.361cm" svg:viewBox="0 0 469 1317" svg:d="M255 664l-30-105c55-50 108-105 135-185 59-169 5-244-65-374-78 51-133 137-145 190-28 122 1 184 32 296l4 12c-93 90-186 160-186 282 0 216 206 257 252 255 24 0 47-4 68-9 40 171 53 245-90 271-19 3-50-7-50-18s77-1 83-75c6-67-31-95-87-97-53-1-87 38-89 94-3 79 87 136 182 109 127-37 100-170 77-273l-5-18c94-35 143-122 124-228-13-73-119-144-210-127zM207 575l26 94c-34 11-64 35-85 79-44 83 12 173 80 206l3-14c-59-41-69-115-27-165 13-15 30-26 48-31l62 258 1 4c-10 4-22 5-35 7-139 16-229-90-226-201 4-107 78-168 153-237zM336 999l-61-259c51-4 108 22 132 68 37 68 16 156-71 191zM203 482l-6-22c-24-84-36-144-6-225 26-73 59-114 123-156 10 42 64 124 11 237-32 67-76 120-122 166z">
          <text:p/>
        </draw:path>
        <draw:path draw:style-name="gr8" draw:text-style-name="P4" draw:layer="layout" svg:width="0.528cm" svg:height="0.612cm" svg:x="2.454cm" svg:y="20.741cm" svg:viewBox="0 0 529 613" svg:d="M89 136c-15-17 14-90 75-106 144-38 202 155 150 280-45 107-112 203-223 254-34 15-55 22-91 28v21c109-6 187-59 255-114 156-127 218-349 71-466-67-53-173-31-206-7-58 42-79 96-78 152 0 50 63 88 107 70 26-10 52-47 33-97-12-34-49-33-64-29-19 5-28 16-29 14zM525 267c0-21-17-40-39-40-21 0-40 15-42 37-2 24 18 47 42 47 23 0 40-21 39-44zM529 94c0-24-20-42-43-42-22 0-42 17-43 40s20 44 43 44 43-19 43-42z">
          <text:p/>
        </draw:path>
        <draw:path draw:style-name="gr8" draw:text-style-name="P4" draw:layer="layout" svg:width="0.168cm" svg:height="0.541cm" svg:x="3.083cm" svg:y="18.412cm" svg:viewBox="0 0 169 542" svg:d="M138 511v-142l31-14v-62l-31 14v-117l31-14v-62l-31 14v-128h-23v138l-60 28v-132h-23v142l-32 14v62l32-12v117l-32 12v64l32-12v121h23v-133l60-30v132zM115 317l-60 28v-115l60-28z">
          <text:p/>
        </draw:path>
        <draw:path draw:style-name="gr8" draw:text-style-name="P4" draw:layer="layout" svg:width="0.168cm" svg:height="0.541cm" svg:x="3.29cm" svg:y="18.676cm" svg:viewBox="0 0 169 542" svg:d="M137 510v-141l32-14v-63l-32 14v-116l32-13v-63l-32 14v-128h-23v139l-61 27v-131h-22v142l-31 13v63l31-12v115l-31 13v64l31-13v122h22v-134l61-29v131zM114 317l-61 27v-114l61-27z">
          <text:p/>
        </draw:path>
        <draw:path draw:style-name="gr8" draw:text-style-name="P4" draw:layer="layout" svg:width="0.168cm" svg:height="0.541cm" svg:x="3.496cm" svg:y="18.324cm" svg:viewBox="0 0 169 542" svg:d="M138 511v-142l31-14v-63l-31 14v-116l31-14v-62l-31 14v-128h-22v138l-62 28v-132h-22v142l-32 14v62l32-12v117l-32 12v64l32-12v121h22v-133l62-30v132zM116 316l-62 29v-115l62-28z">
          <text:p/>
        </draw:path>
        <draw:path draw:style-name="gr8" draw:text-style-name="P4" draw:layer="layout" svg:width="0.168cm" svg:height="0.541cm" svg:x="3.083cm" svg:y="20.65cm" svg:viewBox="0 0 169 542" svg:d="M138 511v-142l31-13v-63l-31 14v-116l31-14v-63l-31 14v-128h-23v139l-60 27v-131h-23v142l-32 14v63l32-12v115l-32 12v65l32-13v121h23v-133l60-29v131zM115 318l-60 27v-114l60-27z">
          <text:p/>
        </draw:path>
        <draw:path draw:style-name="gr8" draw:text-style-name="P4" draw:layer="layout" svg:width="0.168cm" svg:height="0.541cm" svg:x="3.29cm" svg:y="20.915cm" svg:viewBox="0 0 169 542" svg:d="M137 511v-143l32-14v-62l-32 14v-116l32-14v-62l-32 14v-128h-23v138l-61 28v-132h-22v142l-31 14v62l31-12v116l-31 12v64l31-12v122h22v-134l61-30v133zM114 316l-61 28v-114l61-28z">
          <text:p/>
        </draw:path>
        <draw:path draw:style-name="gr8" draw:text-style-name="P4" draw:layer="layout" svg:width="0.168cm" svg:height="0.541cm" svg:x="3.496cm" svg:y="20.562cm" svg:viewBox="0 0 169 542" svg:d="M138 511v-142l31-13v-63l-31 14v-117l31-14v-62l-31 14v-128h-22v138l-62 28v-131h-22v141l-32 14v63l32-13v117l-32 12v64l32-12v121h22v-133l62-29v131zM116 317l-62 28v-115l62-28z">
          <text:p/>
        </draw:path>
        <draw:path draw:style-name="gr8" draw:text-style-name="P4" draw:layer="layout" svg:width="0.276cm" svg:height="0.333cm" svg:x="3.941cm" svg:y="18.703cm" svg:viewBox="0 0 277 334" svg:d="M224 226v-142l-1-4c-9-9-18 9-27 19-14 15-22 23-35 33-12 8-20 16-25 28-3 6-5 16-5 17v49h-59c-5 0-21 2-21-9 0-4 15-19 20-26 15-20 40-47 57-71 21-26 38-47 51-68 11-17 19-30 18-41-2-20-19-7-55-7-31 0-41-7-51 0-4 3-8 16-8 25-2 25-14 67-25 97-9 24-21 53-32 67-2 4-13 21-16 23-6 6-10 12-10 20 0 11 14 16 17 16h114v32c0 3-2 6-4 8-16 23-47 5-47 29 0 8 7 13 14 13h169c3 0 13 2 13-11 0-25-32-8-46-29-4-5-6-9-6-15v-27h44c2 0 9-2 9-11s-7-15-15-15z">
          <text:p/>
        </draw:path>
        <draw:path draw:style-name="gr8" draw:text-style-name="P4" draw:layer="layout" svg:width="0.276cm" svg:height="0.332cm" svg:x="3.941cm" svg:y="19.056cm" svg:viewBox="0 0 277 333" svg:d="M224 225v-141l-1-5c-9-8-18 10-27 19-14 16-22 24-35 34-12 8-20 16-25 28-3 6-5 15-5 17v48h-59c-5 0-21 2-21-8 0-5 15-19 20-26 15-21 40-48 57-71 21-27 38-48 51-68 11-16 19-31 18-41-2-20-19-7-55-7-31 0-41-7-51 0-4 3-8 16-8 24-2 26-14 68-25 97-9 24-21 54-32 68-2 4-13 20-16 23-6 6-10 11-10 20 0 11 14 15 17 15h114v32c0 4-2 6-4 9-16 22-47 4-47 29 0 7 7 12 14 12h169c3 0 13 2 13-11 0-24-32-8-46-28-4-5-6-9-6-15v-28h44c2 0 9-1 9-11 0-9-7-15-15-15z">
          <text:p/>
        </draw:path>
        <draw:path draw:style-name="gr8" draw:text-style-name="P4" draw:layer="layout" svg:width="0.276cm" svg:height="0.332cm" svg:x="3.941cm" svg:y="20.765cm" svg:viewBox="0 0 277 333" svg:d="M224 224v-142l-1-4c-9-9-18 9-27 19-14 15-22 23-35 34-12 7-20 15-25 27-3 6-5 16-5 18v48h-59c-5 0-21 2-21-9 0-4 15-19 20-26 15-20 40-47 57-71 21-26 38-47 51-67 11-16 19-30 18-41-2-19-19-6-55-6-31 0-41-7-51 0-4 2-8 15-8 24-2 25-14 66-25 96-9 24-21 53-32 67-2 4-13 21-16 23-6 7-10 12-10 20 0 12 14 16 17 16h114v32c0 3-2 6-4 9-16 22-47 4-47 29 0 8 7 13 14 13h169c3 0 13 2 13-11 0-25-32-9-46-30-4-5-6-8-6-14v-28h44c2 0 9-2 9-11s-7-15-15-15z">
          <text:p/>
        </draw:path>
        <draw:path draw:style-name="gr8" draw:text-style-name="P4" draw:layer="layout" svg:width="0.276cm" svg:height="0.333cm" svg:x="3.941cm" svg:y="21.118cm" svg:viewBox="0 0 277 334" svg:d="M224 225v-142l-1-5c-9-8-18 10-27 19-14 16-22 24-35 34-12 8-20 16-25 28-3 6-5 15-5 17v49h-59c-5 0-21 1-21-9 0-4 15-19 20-26 15-21 40-48 57-71 21-27 38-47 51-67 11-17 19-31 18-41-2-20-19-7-55-7-31 0-41-7-51 0-4 3-8 16-8 24-2 25-14 67-25 96-9 25-21 54-32 68-2 4-13 20-16 23-6 6-10 11-10 20 0 11 14 16 17 16h114v31c0 4-2 7-4 9-16 24-47 4-47 30 0 7 7 13 14 13h169c3 0 13 1 13-12 0-24-32-7-46-29-4-5-6-9-6-15v-27h44c2 0 9-2 9-12 0-8-7-14-15-14z">
          <text:p/>
        </draw:path>
        <draw:g>
          <draw:line draw:style-name="gr17" draw:text-style-name="P5" draw:layer="layout" svg:x1="4.57cm" svg:y1="21.545cm" svg:x2="4.57cm" svg:y2="20.953cm">
            <text:p/>
          </draw:line>
          <draw:path draw:style-name="gr8" draw:text-style-name="P4" draw:layer="layout" svg:width="0.224cm" svg:height="0.182cm" svg:x="4.563cm" svg:y="20.83cm" svg:viewBox="0 0 225 183" svg:d="M55 28c-53 36-72 95-39 130 31 34 100 32 153-3 53-36 72-95 39-130-31-34-99-34-153 3z">
            <text:p/>
          </draw:path>
        </draw:g>
        <draw:g>
          <draw:line draw:style-name="gr17" draw:text-style-name="P5" draw:layer="layout" svg:x1="4.782cm" svg:y1="20.273cm" svg:x2="4.782cm" svg:y2="19.858cm">
            <text:p/>
          </draw:line>
          <draw:path draw:style-name="gr8" draw:text-style-name="P4" draw:layer="layout" svg:width="0.224cm" svg:height="0.182cm" svg:x="4.563cm" svg:y="20.213cm" svg:viewBox="0 0 225 183" svg:d="M55 29c-53 36-72 94-39 129 31 35 100 33 153-2 53-37 72-95 39-130-31-35-99-34-153 3z">
            <text:p/>
          </draw:path>
        </draw:g>
        <draw:g>
          <draw:line draw:style-name="gr17" draw:text-style-name="P5" draw:layer="layout" svg:x1="4.57cm" svg:y1="19.748cm" svg:x2="4.57cm" svg:y2="19.157cm">
            <text:p/>
          </draw:line>
          <draw:path draw:style-name="gr8" draw:text-style-name="P4" draw:layer="layout" svg:width="0.224cm" svg:height="0.181cm" svg:x="4.563cm" svg:y="19.029cm" svg:viewBox="0 0 225 182" svg:d="M56 28c-54 36-72 95-40 129 31 35 100 33 153-2 54-36 73-95 40-130-31-34-99-34-153 3z">
            <text:p/>
          </draw:path>
        </draw:g>
        <draw:g>
          <draw:line draw:style-name="gr17" draw:text-style-name="P5" draw:layer="layout" svg:x1="4.778cm" svg:y1="18.917cm" svg:x2="4.778cm" svg:y2="18.413cm">
            <text:p/>
          </draw:line>
          <draw:path draw:style-name="gr8" draw:text-style-name="P4" draw:layer="layout" svg:width="0.224cm" svg:height="0.182cm" svg:x="4.563cm" svg:y="18.859cm" svg:viewBox="0 0 225 183" svg:d="M56 28c-54 38-72 96-40 130 31 35 100 33 153-2 54-37 73-95 40-130-31-35-99-34-153 2z">
            <text:p/>
          </draw:path>
        </draw:g>
        <draw:g>
          <draw:line draw:style-name="gr17" draw:text-style-name="P5" draw:layer="layout" svg:x1="5.894cm" svg:y1="21.81cm" svg:x2="5.894cm" svg:y2="21.219cm">
            <text:p/>
          </draw:line>
          <draw:path draw:style-name="gr18" draw:text-style-name="P6" draw:layer="layout" svg:width="0.223cm" svg:height="0.182cm" svg:x="5.886cm" svg:y="21.094cm" svg:viewBox="0 0 224 183" svg:d="M55 28c-53 37-71 94-40 129 31 36 100 34 153-3 53-36 72-94 40-128-32-36-100-35-153 2z">
            <text:p/>
          </draw:path>
        </draw:g>
        <draw:g>
          <draw:line draw:style-name="gr17" draw:text-style-name="P5" draw:layer="layout" svg:x1="5.232cm" svg:y1="21.81cm" svg:x2="5.232cm" svg:y2="21.219cm">
            <text:p/>
          </draw:line>
          <draw:path draw:style-name="gr18" draw:text-style-name="P6" draw:layer="layout" svg:width="0.222cm" svg:height="0.182cm" svg:x="5.224cm" svg:y="21.094cm" svg:viewBox="0 0 223 183" svg:d="M54 28c-52 37-70 94-39 129 31 36 100 34 153-3 53-36 71-94 39-128-31-36-99-35-153 2z">
            <text:p/>
          </draw:path>
        </draw:g>
        <draw:g>
          <draw:line draw:style-name="gr17" draw:text-style-name="P5" draw:layer="layout" svg:x1="6.555cm" svg:y1="21.722cm" svg:x2="6.555cm" svg:y2="21.131cm">
            <text:p/>
          </draw:line>
          <draw:path draw:style-name="gr8" draw:text-style-name="P4" draw:layer="layout" svg:width="0.224cm" svg:height="0.182cm" svg:x="6.548cm" svg:y="21.006cm" svg:viewBox="0 0 225 183" svg:d="M56 28c-54 36-72 95-41 130 32 34 101 33 154-3s72-95 40-130c-32-34-100-33-153 3z">
            <text:p/>
          </draw:path>
        </draw:g>
        <draw:g>
          <draw:line draw:style-name="gr17" draw:text-style-name="P5" draw:layer="layout" svg:x1="7.575cm" svg:y1="21.81cm" svg:x2="7.575cm" svg:y2="21.218cm">
            <text:p/>
          </draw:line>
          <draw:path draw:style-name="gr8" draw:text-style-name="P4" draw:layer="layout" svg:width="0.224cm" svg:height="0.182cm" svg:x="7.569cm" svg:y="21.094cm" svg:viewBox="0 0 225 183" svg:d="M55 28c-53 37-71 94-40 129 32 36 101 34 154-3 54-36 72-94 40-128-31-36-100-35-154 2z">
            <text:p/>
          </draw:path>
        </draw:g>
        <draw:g>
          <draw:line draw:style-name="gr17" draw:text-style-name="P5" draw:layer="layout" svg:x1="8.898cm" svg:y1="21.81cm" svg:x2="8.898cm" svg:y2="21.306cm">
            <text:p/>
          </draw:line>
          <draw:path draw:style-name="gr18" draw:text-style-name="P6" draw:layer="layout" svg:width="0.223cm" svg:height="0.182cm" svg:x="8.892cm" svg:y="21.182cm" svg:viewBox="0 0 224 183" svg:d="M55 28c-53 37-71 96-40 130 31 35 100 33 153-2 53-37 72-96 39-130-31-35-99-34-152 2z">
            <text:p/>
          </draw:path>
        </draw:g>
        <draw:g>
          <draw:line draw:style-name="gr17" draw:text-style-name="P5" draw:layer="layout" svg:x1="8.237cm" svg:y1="21.81cm" svg:x2="8.237cm" svg:y2="21.306cm">
            <text:p/>
          </draw:line>
          <draw:path draw:style-name="gr18" draw:text-style-name="P6" draw:layer="layout" svg:width="0.224cm" svg:height="0.182cm" svg:x="8.23cm" svg:y="21.182cm" svg:viewBox="0 0 225 183" svg:d="M55 28c-52 37-71 96-39 130 31 35 100 33 154-2 53-37 71-96 39-130-31-35-100-34-154 2z">
            <text:p/>
          </draw:path>
        </draw:g>
        <draw:g>
          <draw:line draw:style-name="gr17" draw:text-style-name="P5" draw:layer="layout" svg:x1="9.561cm" svg:y1="21.898cm" svg:x2="9.561cm" svg:y2="21.395cm">
            <text:p/>
          </draw:line>
          <draw:path draw:style-name="gr8" draw:text-style-name="P4" draw:layer="layout" svg:width="0.224cm" svg:height="0.182cm" svg:x="9.554cm" svg:y="21.271cm" svg:viewBox="0 0 225 183" svg:d="M55 29c-53 36-71 94-40 128 31 36 100 34 154-2 53-37 72-95 40-129-32-36-101-35-154 3z">
            <text:p/>
          </draw:path>
        </draw:g>
        <draw:g>
          <draw:line draw:style-name="gr17" draw:text-style-name="P5" draw:layer="layout" svg:x1="10.581cm" svg:y1="21.986cm" svg:x2="10.581cm" svg:y2="21.483cm">
            <text:p/>
          </draw:line>
          <draw:path draw:style-name="gr8" draw:text-style-name="P4" draw:layer="layout" svg:width="0.224cm" svg:height="0.181cm" svg:x="10.575cm" svg:y="21.359cm" svg:viewBox="0 0 225 182" svg:d="M56 28c-54 36-72 95-41 129 32 35 102 33 154-2 54-36 72-95 40-130-31-34-99-34-153 3z">
            <text:p/>
          </draw:path>
        </draw:g>
        <draw:g>
          <draw:line draw:style-name="gr17" draw:text-style-name="P5" draw:layer="layout" svg:x1="11.243cm" svg:y1="21.81cm" svg:x2="11.243cm" svg:y2="21.218cm">
            <text:p/>
          </draw:line>
          <draw:path draw:style-name="gr8" draw:text-style-name="P4" draw:layer="layout" svg:width="0.224cm" svg:height="0.182cm" svg:x="11.236cm" svg:y="21.094cm" svg:viewBox="0 0 225 183" svg:d="M56 28c-53 37-72 94-40 129 32 36 101 34 154-3 53-36 71-94 39-128-31-36-99-35-153 2z">
            <text:p/>
          </draw:path>
        </draw:g>
        <draw:g>
          <draw:line draw:style-name="gr17" draw:text-style-name="P5" draw:layer="layout" svg:x1="11.905cm" svg:y1="22.074cm" svg:x2="11.905cm" svg:y2="21.571cm">
            <text:p/>
          </draw:line>
          <draw:path draw:style-name="gr8" draw:text-style-name="P4" draw:layer="layout" svg:width="0.256cm" svg:height="0.215cm" svg:x="11.896cm" svg:y="21.431cm" svg:viewBox="0 0 257 216" svg:d="M226 49c17 28-20 61-72 91-40 24-97 59-118 27-24-36 30-71 70-93 22-12 97-63 120-25zM246 39c-55-101-303 15-234 137 59 108 300-19 234-137z">
            <text:p/>
          </draw:path>
        </draw:g>
        <draw:path draw:style-name="gr8" draw:text-style-name="P4" draw:layer="layout" svg:width="0.182cm" svg:height="1.33cm" svg:x="2.095cm" svg:y="14.178cm" svg:viewBox="0 0 183 1331" svg:d="M52 0h-46l6 9c31 33 64 72 81 127 9 31 15 52 15 87 0 25-3 40-5 64-6 56-16 90-30 144-15 59-39 108-49 150-17 69-24 108-24 177 0 38 4 60 7 96 6 53 18 84 29 138 7 34 22 82 39 134 21 65 49 137 66 164 10 18 22 45 40 40 9-1-16-43-25-69-14-39-24-64-35-105-15-59-27-101-36-164-9-70-12-123-12-186 0-18 3-33 5-51 3-33 7-55 15-88 6-29 9-20 24-75 12-47 22-72 31-119 14-67 25-108 25-177 0-75-14-123-47-188-21-42-60-93-71-99z">
          <text:p/>
        </draw:path>
        <draw:path draw:style-name="gr8" draw:text-style-name="P4" draw:layer="layout" svg:width="0.182cm" svg:height="1.331cm" svg:x="2.095cm" svg:y="12.859cm" svg:viewBox="0 0 183 1332" svg:d="M52 1332h-46l6-9c31-33 64-72 81-128 9-31 15-52 15-87 0-26-3-41-5-65-6-56-16-90-30-144-15-59-39-108-49-150-17-69-24-108-24-177 0-37 4-60 7-96 6-52 18-84 29-138 7-34 22-82 39-133 21-65 49-137 66-164 10-18 22-45 40-40 9 1-16 43-25 69-14 39-24 64-35 105-15 58-27 100-36 163-9 71-12 123-12 186 0 18 3 33 5 51 3 33 7 55 15 88 6 29 9 20 24 75 12 47 22 72 31 119 14 67 25 108 25 177 0 76-14 124-47 190-21 42-60 93-71 99z">
          <text:p/>
        </draw:path>
        <draw:path draw:style-name="gr8" draw:text-style-name="P4" draw:layer="layout" svg:width="0.19cm" svg:height="1.393cm" svg:x="2.086cm" svg:y="20.06cm" svg:viewBox="0 0 191 1394" svg:d="M55 0h-49l7 9c33 35 67 76 84 135 11 33 17 55 17 91 0 26-3 42-5 67-6 58-18 94-32 151-16 61-41 113-52 157-17 72-25 113-25 185 0 39 5 63 8 101 6 54 19 87 30 144 8 36 23 86 41 140 23 67 52 142 70 171 11 19 23 47 40 42 10-1-15-45-25-72-14-41-25-68-36-110-15-61-28-105-38-171-10-74-13-129-13-195 0-18 3-34 5-53 3-35 8-58 15-93 8-29 11-20 27-78 12-49 23-75 33-124 14-71 25-113 25-185 0-79-14-129-49-199-22-44-64-97-75-104z">
          <text:p/>
        </draw:path>
        <draw:path draw:style-name="gr8" draw:text-style-name="P4" draw:layer="layout" svg:width="0.19cm" svg:height="1.393cm" svg:x="2.086cm" svg:y="18.68cm" svg:viewBox="0 0 191 1394" svg:d="M55 1394h-49l7-9c33-35 67-75 84-133 11-33 17-55 17-91 0-27-3-43-5-68-6-58-18-94-32-151-16-61-41-113-52-157-17-72-25-113-25-185 0-39 5-63 8-100 6-55 19-88 30-145 8-36 23-86 41-139 23-68 52-144 70-173 11-18 23-47 40-42 10 2-15 46-25 72-14 42-25 69-36 111-15 61-28 105-38 171-10 74-13 129-13 195 0 19 3 34 5 53 3 35 8 58 15 93 8 30 11 20 27 78 12 49 23 76 33 124 14 71 25 113 25 186 0 78-14 128-49 197-22 44-64 98-75 104z">
          <text:p/>
        </draw:path>
        <draw:path draw:style-name="gr8" draw:text-style-name="P4" draw:layer="layout" svg:width="0.126cm" svg:height="0.19cm" svg:x="5.158cm" svg:y="16.288cm" svg:viewBox="0 0 127 191" svg:d="M127 153l-4-2c-11 18-16 19-26 19h-69l48-51c13-13 37-39 37-69 0-31-26-50-51-50s-53 13-61 56l6 1c6-15 14-36 41-36 33 0 40 26 40 40 0 21-12 46-36 73l-52 54v3h112z">
          <text:p/>
        </draw:path>
        <draw:path draw:style-name="gr8" draw:text-style-name="P4" draw:layer="layout" svg:width="0.909cm" svg:height="0.197cm" svg:x="5.153cm" svg:y="16.065cm" svg:viewBox="0 0 910 198" svg:d="M846 85c30 0 38 29 38 58 0 32-13 47-30 47-21 0-40-21-40-68 0-18 2-25 5-28 7-7 17-9 27-9zM904 0c-69 2-117 54-117 112 0 59 29 86 62 86 51 0 61-45 61-66 0-38-22-60-52-60-16 0-22 4-37 13 5-34 33-73 83-80zM79 129h-67l67-97zM130 129h-29v-127h-12l-89 127v18h80v47h21v-47h29z">
          <text:p/>
        </draw:path>
        <draw:path draw:style-name="gr8" draw:text-style-name="P4" draw:layer="layout" svg:width="0.114cm" svg:height="0.198cm" svg:x="7.89cm" svg:y="16.284cm" svg:viewBox="0 0 115 199" svg:d="M43 30h55l6-3 11-25-3-2c-3 5-5 8-12 8h-59l-32 67 1 4c32 1 82 15 82 60 0 34-21 50-39 50-16 0-24-18-42-18-11 0-11 9-11 11 0 11 13 17 36 17 45 0 76-30 76-67 0-25-3-33-16-48-16-20-43-25-66-29z">
          <text:p/>
        </draw:path>
        <draw:path draw:style-name="gr8" draw:text-style-name="P4" draw:layer="layout" svg:width="1.682cm" svg:height="0.197cm" svg:x="7.89cm" svg:y="16.065cm" svg:viewBox="0 0 1683 198" svg:d="M1619 85c30 0 38 29 38 58 0 32-13 47-30 47-22 0-40-21-40-68 0-18 2-25 5-28 7-7 17-9 27-9zM1677 0c-69 2-117 54-117 112 0 59 29 86 62 86 51 0 61-45 61-66 0-38-22-60-52-60-16 0-22 4-37 13 5-34 33-73 83-80zM59 85c30 0 38 29 38 58 0 32-13 47-31 47-21 0-40-21-40-68 0-18 3-25 6-28 7-7 17-9 27-9zM116 0c-68 2-116 54-116 112 0 59 29 86 62 86 50 0 61-45 61-66 0-38-22-60-52-60-16 0-22 4-38 13 6-34 34-73 84-80z">
          <text:p/>
        </draw:path>
        <draw:path draw:style-name="gr8" draw:text-style-name="P4" draw:layer="layout" svg:width="0.078cm" svg:height="0.254cm" svg:x="5.309cm" svg:y="22.196cm" svg:viewBox="0 0 79 255" svg:d="M65 241v-67l14-6v-29l-14 6v-54l14-7v-29l-14 7v-62h-11v66l-29 13v-62h-11v67l-14 7v29l14-6v55l-14 5v30l14-5v56h11v-62l29-14v62zM54 150l-29 13v-54l29-13z">
          <text:p/>
        </draw:path>
        <draw:path draw:style-name="gr8" draw:text-style-name="P4" draw:layer="layout" svg:width="0.121cm" svg:height="0.189cm" svg:x="5.277cm" svg:y="22.014cm" svg:viewBox="0 0 122 190" svg:d="M122 0h-105l-4 12-13 29 5 2c9-14 15-22 33-22h61l-56 169h19l60-186z">
          <text:p/>
        </draw:path>
        <draw:path draw:style-name="gr8" draw:text-style-name="P4" draw:layer="layout" svg:width="0.064cm" svg:height="0.26cm" svg:x="6.746cm" svg:y="16.248cm" svg:viewBox="0 0 65 261" svg:d="M11 173v-68l41-15v67zM11 0h-11l2 202 50-18v77h13l-4-200-50 17z">
          <text:p/>
        </draw:path>
        <draw:path draw:style-name="gr8" draw:text-style-name="P4" draw:layer="layout" svg:width="0.121cm" svg:height="0.189cm" svg:x="6.715cm" svg:y="16.069cm" svg:viewBox="0 0 122 190" svg:d="M122 0h-104l-5 13-13 29 6 2c9-14 14-23 32-23h62l-56 169h18l60-186z">
          <text:p/>
        </draw:path>
        <draw:path draw:style-name="gr8" draw:text-style-name="P4" draw:layer="layout" svg:width="0.064cm" svg:height="0.26cm" svg:x="5.97cm" svg:y="22.414cm" svg:viewBox="0 0 65 261" svg:d="M11 172v-68l41-14v67zM11 0h-11l2 200 50-17v78h13l-4-200-50 17z">
          <text:p/>
        </draw:path>
        <draw:path draw:style-name="gr8" draw:text-style-name="P4" draw:layer="layout" svg:width="0.115cm" svg:height="0.198cm" svg:x="5.942cm" svg:y="22.227cm" svg:viewBox="0 0 116 199" svg:d="M42 29h57l6-2 11-25-3-2c-3 4-5 7-13 7h-60l-30 68 1 4c31 1 82 14 82 59 0 35-21 50-40 50-16 0-24-17-42-17-11 0-11 8-11 11 0 10 13 17 36 17 45 0 76-30 76-68 0-25-3-33-15-48-17-20-43-25-67-29z">
          <text:p/>
        </draw:path>
        <draw:path draw:style-name="gr8" draw:text-style-name="P4" draw:layer="layout" svg:width="0.064cm" svg:height="0.259cm" svg:x="6.095cm" svg:y="22.194cm" svg:viewBox="0 0 65 260" svg:d="M11 172v-68l42-15v67zM11 0h-11l3 200 50-17v77h12l-3-200-51 18z">
          <text:p/>
        </draw:path>
        <draw:path draw:style-name="gr8" draw:text-style-name="P4" draw:layer="layout" svg:width="0.122cm" svg:height="0.196cm" svg:x="5.943cm" svg:y="22.008cm" svg:viewBox="0 0 123 197" svg:d="M58 86c30 0 40 28 40 57 0 32-14 47-32 47-21 0-40-21-40-69 0-17 3-23 6-26 7-7 17-9 26-9zM117 0c-69 2-117 54-117 111 0 60 28 86 62 86 51 0 61-44 61-65 0-38-22-59-53-59-16 0-21 3-37 12 5-34 33-73 85-81z">
          <text:p/>
        </draw:path>
        <draw:path draw:style-name="gr8" draw:text-style-name="P4" draw:layer="layout" svg:width="0.11cm" svg:height="0.194cm" svg:x="7.628cm" svg:y="22.451cm" svg:viewBox="0 0 111 195" svg:d="M31 97c20 0 28 1 38 6 18 10 21 31 21 38 0 22-11 44-38 44-17 0-28-16-41-16-4 0-11 2-11 10 0 15 25 16 32 16 45 0 79-25 79-66 0-37-24-47-36-52 18-12 26-24 26-39 0-12-8-38-45-38-19 0-44 8-55 45l4 1c4-8 16-30 42-30 22 0 32 15 32 30 0 26-21 39-48 47z">
          <text:p/>
        </draw:path>
        <draw:path draw:style-name="gr8" draw:text-style-name="P4" draw:layer="layout" svg:width="1.454cm" svg:height="0.191cm" svg:x="7.619cm" svg:y="22.23cm" svg:viewBox="0 0 1455 192" svg:d="M1455 153l-4-1c-11 18-16 18-26 18h-68l48-49c12-13 36-40 36-70 0-32-26-51-51-51s-52 14-60 56l6 2c6-16 14-37 40-37 33 0 40 26 40 40 0 22-12 48-36 74l-50 53v4h110zM79 127h-67l67-97zM130 127h-29v-127h-12l-89 127v18h80v47h21v-47h29z">
          <text:p/>
        </draw:path>
        <draw:path draw:style-name="gr8" draw:text-style-name="P4" draw:layer="layout" svg:width="0.122cm" svg:height="0.197cm" svg:x="9.61cm" svg:y="22.013cm" svg:viewBox="0 0 123 198" svg:d="M59 86c30 0 39 28 39 57 0 32-14 47-32 47-21 0-40-21-40-68 0-17 3-24 6-27 7-7 17-9 27-9zM117 0c-69 2-117 54-117 112 0 59 29 86 62 86 51 0 61-45 61-66 0-37-22-59-53-59-15 0-21 3-37 13 6-35 34-74 85-82z">
          <text:p/>
        </draw:path>
        <draw:path draw:style-name="gr8" draw:text-style-name="P4" draw:layer="layout" svg:width="0.121cm" svg:height="0.189cm" svg:x="10.627cm" svg:y="22.107cm" svg:viewBox="0 0 122 190" svg:d="M122 0h-105l-4 13-13 29 5 2c9-15 15-23 33-23h61l-56 169h19l60-185z">
          <text:p/>
        </draw:path>
        <draw:path draw:style-name="gr8" draw:text-style-name="P4" draw:layer="layout" svg:width="0.079cm" svg:height="0.254cm" svg:x="11.32cm" svg:y="22.196cm" svg:viewBox="0 0 80 255" svg:d="M65 241v-67l15-6v-29l-15 6v-54l15-7v-29l-15 7v-62h-10v66l-30 13v-62h-10v67l-15 7v29l15-6v55l-15 5v30l15-5v56h10v-62l30-14v62zM55 150l-30 13v-54l30-13z">
          <text:p/>
        </draw:path>
        <draw:path draw:style-name="gr8" draw:text-style-name="P4" draw:layer="layout" svg:width="0.121cm" svg:height="0.189cm" svg:x="11.289cm" svg:y="22.014cm" svg:viewBox="0 0 122 190" svg:d="M122 0h-106l-4 12-12 29 4 2c10-14 15-22 34-22h61l-55 169h18l60-186z">
          <text:p/>
        </draw:path>
        <draw:path draw:style-name="gr8" draw:text-style-name="P4" draw:layer="layout" svg:width="0.109cm" svg:height="0.25cm" svg:x="2.412cm" svg:y="12.168cm" svg:viewBox="0 0 110 251" svg:d="M0 78h61v173h49v-251h-41c-1 18-13 43-62 43h-7z">
          <text:p/>
        </draw:path>
        <draw:path draw:style-name="gr8" draw:text-style-name="P4" draw:layer="layout" svg:width="0.171cm" svg:height="0.25cm" svg:x="2.397cm" svg:y="17.992cm" svg:viewBox="0 0 172 251" svg:d="M51 88c0-18 1-46 37-46 24 0 34 19 34 35 0 28-18 41-64 75-54 39-56 70-58 99h172v-43h-110c7-12 24-23 57-47 25-16 53-39 53-82 0-51-39-79-86-79-24 0-83 7-83 88z">
          <text:p/>
        </draw:path>
        <draw:path draw:style-name="gr19" draw:text-style-name="P3" draw:layer="layout" svg:width="24.13cm" svg:height="30.163cm" svg:x="-1.301cm" svg:y="-1.263cm" svg:viewBox="0 0 24131 30164" svg:d="M530 1270h-530M23602 1270h529M530 28894h-530M23602 28894h529M1270 529v-529M1270 29634v530M22861 529v-529M22861 29634v530">
          <text:p/>
        </draw:path>
        <draw:path draw:style-name="gr20" draw:text-style-name="P3" draw:layer="layout" svg:width="24.13cm" svg:height="30.163cm" svg:x="-1.301cm" svg:y="-1.263cm" svg:viewBox="0 0 24131 30164" svg:d="M530 1270h-530M23602 1270h529M530 28894h-530M23602 28894h529M1270 529v-529M1270 29634v530M22861 529v-529M22861 29634v530">
          <text:p/>
        </draw:path>
        <draw:path draw:style-name="gr19" draw:text-style-name="P3" draw:layer="layout" svg:width="0.353cm" svg:height="0.353cm" svg:x="10.588cm" svg:y="-1.175cm" svg:viewBox="0 0 354 354" svg:d="M354 177c0 97-79 177-177 177s-177-80-177-177c0-98 79-177 177-177s177 79 177 177z">
          <text:p/>
        </draw:path>
        <draw:line draw:style-name="gr19" draw:text-style-name="P3" draw:layer="layout" svg:x1="10.553cm" svg:y1="-0.998cm" svg:x2="10.976cm" svg:y2="-0.998cm">
          <text:p/>
        </draw:line>
        <draw:line draw:style-name="gr19" draw:text-style-name="P3" draw:layer="layout" svg:x1="10.764cm" svg:y1="-1.21cm" svg:x2="10.764cm" svg:y2="-0.787cm">
          <text:p/>
        </draw:line>
        <draw:path draw:style-name="gr19" draw:text-style-name="P3" draw:layer="layout" svg:width="0.211cm" svg:height="0.211cm" svg:x="10.659cm" svg:y="-1.104cm" svg:viewBox="0 0 212 212" svg:d="M212 106c0 59-48 106-107 106-58 0-105-47-105-106s47-106 105-106c59 0 107 47 107 106z">
          <text:p/>
        </draw:path>
        <draw:path draw:style-name="gr20" draw:text-style-name="P3" draw:layer="layout" svg:width="0.353cm" svg:height="0.353cm" svg:x="10.588cm" svg:y="-1.175cm" svg:viewBox="0 0 354 354" svg:d="M354 177c0 97-79 177-177 177s-177-80-177-177c0-98 79-177 177-177s177 79 177 177z">
          <text:p/>
        </draw:path>
        <draw:line draw:style-name="gr20" draw:text-style-name="P3" draw:layer="layout" svg:x1="10.553cm" svg:y1="-0.998cm" svg:x2="10.976cm" svg:y2="-0.998cm">
          <text:p/>
        </draw:line>
        <draw:line draw:style-name="gr20" draw:text-style-name="P3" draw:layer="layout" svg:x1="10.764cm" svg:y1="-1.21cm" svg:x2="10.764cm" svg:y2="-0.787cm">
          <text:p/>
        </draw:line>
        <draw:path draw:style-name="gr21" draw:text-style-name="P7" draw:layer="layout" svg:width="0.211cm" svg:height="0.211cm" svg:x="10.659cm" svg:y="-1.104cm" svg:viewBox="0 0 212 212" svg:d="M212 106c0 59-48 106-107 106-58 0-105-47-105-106s47-106 105-106c59 0 107 47 107 106z">
          <text:p/>
        </draw:path>
        <draw:line draw:style-name="gr22" draw:text-style-name="P3" draw:layer="layout" svg:x1="10.659cm" svg:y1="-0.998cm" svg:x2="10.87cm" svg:y2="-0.998cm">
          <text:p/>
        </draw:line>
        <draw:line draw:style-name="gr22" draw:text-style-name="P3" draw:layer="layout" svg:x1="10.764cm" svg:y1="-1.104cm" svg:x2="10.764cm" svg:y2="-0.893cm">
          <text:p/>
        </draw:line>
        <draw:path draw:style-name="gr19" draw:text-style-name="P3" draw:layer="layout" svg:width="0.353cm" svg:height="0.352cm" svg:x="10.588cm" svg:y="28.459cm" svg:viewBox="0 0 354 353" svg:d="M354 176c0 98-79 177-177 177s-177-79-177-177c0-97 79-176 177-176s177 79 177 176z">
          <text:p/>
        </draw:path>
        <draw:line draw:style-name="gr19" draw:text-style-name="P3" draw:layer="layout" svg:x1="10.553cm" svg:y1="28.635cm" svg:x2="10.976cm" svg:y2="28.635cm">
          <text:p/>
        </draw:line>
        <draw:line draw:style-name="gr19" draw:text-style-name="P3" draw:layer="layout" svg:x1="10.764cm" svg:y1="28.423cm" svg:x2="10.764cm" svg:y2="28.847cm">
          <text:p/>
        </draw:line>
        <draw:path draw:style-name="gr19" draw:text-style-name="P3" draw:layer="layout" svg:width="0.211cm" svg:height="0.212cm" svg:x="10.659cm" svg:y="28.529cm" svg:viewBox="0 0 212 213" svg:d="M212 107c0 58-48 106-107 106-58 0-105-48-105-106 0-60 47-107 105-107 59 0 107 47 107 107z">
          <text:p/>
        </draw:path>
        <draw:path draw:style-name="gr20" draw:text-style-name="P3" draw:layer="layout" svg:width="0.353cm" svg:height="0.352cm" svg:x="10.588cm" svg:y="28.459cm" svg:viewBox="0 0 354 353" svg:d="M354 176c0 98-79 177-177 177s-177-79-177-177c0-97 79-176 177-176s177 79 177 176z">
          <text:p/>
        </draw:path>
        <draw:line draw:style-name="gr20" draw:text-style-name="P3" draw:layer="layout" svg:x1="10.553cm" svg:y1="28.635cm" svg:x2="10.976cm" svg:y2="28.635cm">
          <text:p/>
        </draw:line>
        <draw:line draw:style-name="gr20" draw:text-style-name="P3" draw:layer="layout" svg:x1="10.764cm" svg:y1="28.423cm" svg:x2="10.764cm" svg:y2="28.847cm">
          <text:p/>
        </draw:line>
        <draw:path draw:style-name="gr21" draw:text-style-name="P7" draw:layer="layout" svg:width="0.211cm" svg:height="0.212cm" svg:x="10.659cm" svg:y="28.529cm" svg:viewBox="0 0 212 213" svg:d="M212 107c0 58-48 106-107 106-58 0-105-48-105-106 0-60 47-107 105-107 59 0 107 47 107 107z">
          <text:p/>
        </draw:path>
        <draw:line draw:style-name="gr22" draw:text-style-name="P3" draw:layer="layout" svg:x1="10.659cm" svg:y1="28.635cm" svg:x2="10.87cm" svg:y2="28.635cm">
          <text:p/>
        </draw:line>
        <draw:line draw:style-name="gr22" draw:text-style-name="P3" draw:layer="layout" svg:x1="10.764cm" svg:y1="28.529cm" svg:x2="10.764cm" svg:y2="28.741cm">
          <text:p/>
        </draw:line>
        <draw:path draw:style-name="gr19" draw:text-style-name="P3" draw:layer="layout" svg:width="0.352cm" svg:height="0.353cm" svg:x="-1.212cm" svg:y="13.642cm" svg:viewBox="0 0 353 354" svg:d="M353 176c0 99-80 178-177 178s-176-79-176-178c0-97 79-176 176-176s177 79 177 176z">
          <text:p/>
        </draw:path>
        <draw:line draw:style-name="gr19" draw:text-style-name="P3" draw:layer="layout" svg:x1="-1.248cm" svg:y1="13.818cm" svg:x2="-0.824cm" svg:y2="13.818cm">
          <text:p/>
        </draw:line>
        <draw:line draw:style-name="gr19" draw:text-style-name="P3" draw:layer="layout" svg:x1="-1.036cm" svg:y1="13.607cm" svg:x2="-1.036cm" svg:y2="14.03cm">
          <text:p/>
        </draw:line>
        <draw:path draw:style-name="gr19" draw:text-style-name="P3" draw:layer="layout" svg:width="0.212cm" svg:height="0.212cm" svg:x="-1.142cm" svg:y="13.712cm" svg:viewBox="0 0 213 213" svg:d="M213 106c0 60-48 107-107 107-58 0-106-47-106-107 0-58 48-106 106-106 59 0 107 48 107 106z">
          <text:p/>
        </draw:path>
        <draw:path draw:style-name="gr20" draw:text-style-name="P3" draw:layer="layout" svg:width="0.352cm" svg:height="0.353cm" svg:x="-1.212cm" svg:y="13.642cm" svg:viewBox="0 0 353 354" svg:d="M353 176c0 99-80 178-177 178s-176-79-176-178c0-97 79-176 176-176s177 79 177 176z">
          <text:p/>
        </draw:path>
        <draw:line draw:style-name="gr20" draw:text-style-name="P3" draw:layer="layout" svg:x1="-1.248cm" svg:y1="13.818cm" svg:x2="-0.824cm" svg:y2="13.818cm">
          <text:p/>
        </draw:line>
        <draw:line draw:style-name="gr20" draw:text-style-name="P3" draw:layer="layout" svg:x1="-1.036cm" svg:y1="13.607cm" svg:x2="-1.036cm" svg:y2="14.03cm">
          <text:p/>
        </draw:line>
        <draw:path draw:style-name="gr21" draw:text-style-name="P7" draw:layer="layout" svg:width="0.212cm" svg:height="0.212cm" svg:x="-1.142cm" svg:y="13.712cm" svg:viewBox="0 0 213 213" svg:d="M213 106c0 60-48 107-107 107-58 0-106-47-106-107 0-58 48-106 106-106 59 0 107 48 107 106z">
          <text:p/>
        </draw:path>
        <draw:line draw:style-name="gr22" draw:text-style-name="P3" draw:layer="layout" svg:x1="-1.142cm" svg:y1="13.818cm" svg:x2="-0.93cm" svg:y2="13.818cm">
          <text:p/>
        </draw:line>
        <draw:line draw:style-name="gr22" draw:text-style-name="P3" draw:layer="layout" svg:x1="-1.036cm" svg:y1="13.712cm" svg:x2="-1.036cm" svg:y2="13.924cm">
          <text:p/>
        </draw:line>
        <draw:path draw:style-name="gr19" draw:text-style-name="P3" draw:layer="layout" svg:width="0.352cm" svg:height="0.353cm" svg:x="22.389cm" svg:y="13.642cm" svg:viewBox="0 0 353 354" svg:d="M353 176c0 99-80 178-177 178s-176-79-176-178c0-97 79-176 176-176s177 79 177 176z">
          <text:p/>
        </draw:path>
        <draw:line draw:style-name="gr19" draw:text-style-name="P3" draw:layer="layout" svg:x1="22.353cm" svg:y1="13.818cm" svg:x2="22.777cm" svg:y2="13.818cm">
          <text:p/>
        </draw:line>
        <draw:line draw:style-name="gr19" draw:text-style-name="P3" draw:layer="layout" svg:x1="22.565cm" svg:y1="13.607cm" svg:x2="22.565cm" svg:y2="14.03cm">
          <text:p/>
        </draw:line>
        <draw:path draw:style-name="gr19" draw:text-style-name="P3" draw:layer="layout" svg:width="0.212cm" svg:height="0.212cm" svg:x="22.459cm" svg:y="13.712cm" svg:viewBox="0 0 213 213" svg:d="M213 106c0 60-48 107-106 107-59 0-107-47-107-107 0-58 48-106 107-106 58 0 106 48 106 106z">
          <text:p/>
        </draw:path>
        <draw:path draw:style-name="gr20" draw:text-style-name="P3" draw:layer="layout" svg:width="0.352cm" svg:height="0.353cm" svg:x="22.389cm" svg:y="13.642cm" svg:viewBox="0 0 353 354" svg:d="M353 176c0 99-80 178-177 178s-176-79-176-178c0-97 79-176 176-176s177 79 177 176z">
          <text:p/>
        </draw:path>
        <draw:line draw:style-name="gr20" draw:text-style-name="P3" draw:layer="layout" svg:x1="22.353cm" svg:y1="13.818cm" svg:x2="22.777cm" svg:y2="13.818cm">
          <text:p/>
        </draw:line>
        <draw:line draw:style-name="gr20" draw:text-style-name="P3" draw:layer="layout" svg:x1="22.565cm" svg:y1="13.607cm" svg:x2="22.565cm" svg:y2="14.03cm">
          <text:p/>
        </draw:line>
        <draw:path draw:style-name="gr21" draw:text-style-name="P7" draw:layer="layout" svg:width="0.212cm" svg:height="0.212cm" svg:x="22.459cm" svg:y="13.712cm" svg:viewBox="0 0 213 213" svg:d="M213 106c0 60-48 107-106 107-59 0-107-47-107-107 0-58 48-106 107-106 58 0 106 48 106 106z">
          <text:p/>
        </draw:path>
        <draw:line draw:style-name="gr22" draw:text-style-name="P3" draw:layer="layout" svg:x1="22.459cm" svg:y1="13.818cm" svg:x2="22.671cm" svg:y2="13.818cm">
          <text:p/>
        </draw:line>
        <draw:line draw:style-name="gr22" draw:text-style-name="P3" draw:layer="layout" svg:x1="22.565cm" svg:y1="13.712cm" svg:x2="22.565cm" svg:y2="13.924cm">
          <text:p/>
        </draw:line>
        <draw:polygon draw:style-name="gr23" draw:text-style-name="P3" draw:layer="layout" svg:width="0.092cm" svg:height="0.152cm" svg:x="0.336cm" svg:y="28.536cm" svg:viewBox="0 0 93 153" draw:points="47,83 91,41 66,41 18,89 18,0 0,0 0,153 18,153 18,111 34,97 68,153 93,153">
          <text:p/>
        </draw:polygon>
        <draw:path draw:style-name="gr23" draw:text-style-name="P3" draw:layer="layout" svg:width="0.102cm" svg:height="0.117cm" svg:x="0.436cm" svg:y="28.574cm" svg:viewBox="0 0 103 118" svg:d="M0 59c0 29 16 59 52 59 35 0 51-30 51-59 0-28-16-59-51-59-36 0-52 31-52 59zM19 59c0-14 6-43 33-43s32 29 32 43c0 15-5 43-32 43s-33-28-33-43z">
          <text:p/>
        </draw:path>
        <draw:path draw:style-name="gr23" draw:text-style-name="P3" draw:layer="layout" svg:width="0.091cm" svg:height="0.117cm" svg:x="0.553cm" svg:y="28.574cm" svg:viewBox="0 0 92 118" svg:d="M88 36c0-7-2-36-42-36-23 0-43 11-43 36 0 16 10 23 26 27l22 5c16 5 22 7 22 16 0 13-12 18-25 18-27 0-30-14-30-23h-18c0 14 3 39 48 39 25 0 44-14 44-37 0-15-8-23-31-29l-19-4c-15-4-21-6-21-16 0-14 16-16 23-16 24 0 26 12 26 20z">
          <text:p/>
        </draw:path>
        <draw:path draw:style-name="gr23" draw:text-style-name="P3" draw:layer="layout" svg:width="0.101cm" svg:height="0.153cm" svg:x="0.66cm" svg:y="28.539cm" svg:viewBox="0 0 102 154" svg:d="M96 38c0-17-13-38-46-38-36 0-45 25-45 41 0 14 7 24 20 29-16 6-25 18-25 36 0 8 0 24 15 36 12 10 27 12 36 12 35 0 51-23 51-48 0-11-5-28-25-36 6-4 19-10 19-32zM50 79c17 0 31 9 31 29 0 24-16 29-30 29-26 0-31-18-31-30 0-14 9-28 30-28zM50 63c-13 0-26-9-26-23 0-9 5-23 25-23 22 0 28 13 28 22 0 14-11 24-27 24z">
          <text:p/>
        </draw:path>
        <draw:path draw:style-name="gr23" draw:text-style-name="P3" draw:layer="layout" svg:width="0.102cm" svg:height="0.153cm" svg:x="0.777cm" svg:y="28.539cm" svg:viewBox="0 0 103 154" svg:d="M100 40c-2-31-27-40-45-40-44 0-55 47-55 80 0 19 3 38 12 52 10 17 27 22 38 22 21 0 30-6 39-15 10-11 14-22 14-38 0-35-29-47-48-47-20 0-30 10-35 18 0-16 6-55 35-55 16 0 23 10 26 23zM22 103c0-17 10-32 31-32 23 0 31 18 31 31 0 21-13 35-31 35-21 0-31-17-31-34z">
          <text:p/>
        </draw:path>
        <draw:path draw:style-name="gr23" draw:text-style-name="P3" draw:layer="layout" svg:width="0.103cm" svg:height="0.146cm" svg:x="0.895cm" svg:y="28.542cm" svg:viewBox="0 0 104 147" svg:d="M0 18h83c-30 34-57 88-62 129h21c10-68 47-115 62-130v-17h-104z">
          <text:p/>
        </draw:path>
        <draw:path draw:style-name="gr23" draw:text-style-name="P3" draw:layer="layout" svg:width="0.101cm" svg:height="0.153cm" svg:x="1.013cm" svg:y="28.539cm" svg:viewBox="0 0 102 154" svg:d="M99 40c-2-31-26-40-43-40-46 0-56 47-56 80 0 19 2 38 11 52 11 17 27 22 39 22 21 0 30-6 38-15 10-11 14-22 14-38 0-35-28-47-46-47-22 0-32 10-37 18 0-16 6-55 36-55 16 0 24 10 26 23zM22 103c0-17 9-32 31-32 23 0 30 18 30 31 0 21-11 35-29 35-23 0-32-17-32-34z">
          <text:p/>
        </draw:path>
        <draw:path draw:style-name="gr23" draw:text-style-name="P3" draw:layer="layout" svg:width="0.102cm" svg:height="0.153cm" svg:x="1.13cm" svg:y="28.539cm" svg:viewBox="0 0 103 154" svg:d="M83 76c0 39-9 61-31 61s-32-22-32-61c0-37 10-59 32-59s31 22 31 59zM103 76c0-30-8-76-51-76-44 0-52 46-52 76 0 31 8 78 52 78 43 0 51-47 51-78z">
          <text:p/>
        </draw:path>
        <draw:polygon draw:style-name="gr23" draw:text-style-name="P3" draw:layer="layout" svg:width="0.118cm" svg:height="0.01cm" svg:x="1.24cm" svg:y="28.704cm" svg:viewBox="0 0 119 11" draw:points="0,0 0,11 119,11 119,0">
          <text:p/>
        </draw:polygon>
        <draw:path draw:style-name="gr23" draw:text-style-name="P3" draw:layer="layout" svg:width="0.095cm" svg:height="0.117cm" svg:x="1.364cm" svg:y="28.574cm" svg:viewBox="0 0 96 118" svg:d="M96 41c-2-20-14-41-43-41-36 0-53 27-53 63 0 32 19 55 50 55 32 0 44-25 46-42h-19c-3 17-14 26-27 26-25 0-30-24-30-43s7-42 30-42c16 0 24 9 27 24z">
          <text:p/>
        </draw:path>
        <draw:path draw:style-name="gr23" draw:text-style-name="P3" draw:layer="layout" svg:width="0.091cm" svg:height="0.152cm" svg:x="1.477cm" svg:y="28.536cm" svg:viewBox="0 0 92 153" svg:d="M92 76c0-31-22-38-39-38-18 0-27 11-33 18v-56h-20v153h20v-60c0-29 16-38 31-38 18 0 22 9 22 25v73h19z">
          <text:p/>
        </draw:path>
        <draw:path draw:style-name="gr23" draw:text-style-name="P3" draw:layer="layout" svg:width="0.054cm" svg:height="0.149cm" svg:x="1.603cm" svg:y="28.539cm" svg:viewBox="0 0 55 150" svg:d="M55 0h-15c-6 24-16 27-40 28v15h34v107h21z">
          <text:p/>
        </draw:path>
        <draw:path draw:style-name="gr23" draw:text-style-name="P3" draw:layer="layout" svg:width="0.102cm" svg:height="0.153cm" svg:x="1.707cm" svg:y="28.539cm" svg:viewBox="0 0 103 154" svg:d="M99 40c-1-31-26-40-44-40-44 0-55 47-55 80 0 19 3 38 11 52 11 17 27 22 39 22 22 0 31-6 38-15 11-11 15-22 15-38 0-35-29-47-48-47-20 0-31 10-35 18h-1c0-16 6-55 36-55 17 0 24 10 26 23zM22 103c0-17 10-32 30-32 24 0 31 18 31 31 0 21-11 35-30 35-22 0-31-17-31-34z">
          <text:p/>
        </draw:path>
        <draw:polygon draw:style-name="gr23" draw:text-style-name="P3" draw:layer="layout" svg:width="0.117cm" svg:height="0.01cm" svg:x="1.817cm" svg:y="28.704cm" svg:viewBox="0 0 118 11" draw:points="0,0 0,11 118,11 118,0">
          <text:p/>
        </draw:polygon>
        <draw:path draw:style-name="gr23" draw:text-style-name="P3" draw:layer="layout" svg:width="0.054cm" svg:height="0.149cm" svg:x="1.956cm" svg:y="28.539cm" svg:viewBox="0 0 55 150" svg:d="M55 0h-14c-6 24-16 27-41 28v15h35v107h20z">
          <text:p/>
        </draw:path>
        <draw:path draw:style-name="gr23" draw:text-style-name="P3" draw:layer="layout" svg:width="0.104cm" svg:height="0.153cm" svg:x="2.059cm" svg:y="28.539cm" svg:viewBox="0 0 105 154" svg:d="M40 80c3 0 6 0 9 0 14 0 36 2 36 27 0 19-14 30-34 30-28 0-31-19-32-34h-19c1 18 6 36 22 44 8 4 17 7 28 7 39 0 55-24 55-49 0-20-11-30-25-35 8-3 19-12 19-31 0-22-17-39-47-39-39 0-48 27-48 49h18c1-11 3-32 29-32 23 0 29 14 29 23 0 19-14 25-30 25-3 0-6-1-10-1z">
          <text:p/>
        </draw:path>
        <draw:path draw:style-name="gr23" draw:text-style-name="P3" draw:layer="layout" svg:width="0.103cm" svg:height="0.153cm" svg:x="2.177cm" svg:y="28.539cm" svg:viewBox="0 0 104 154" svg:d="M41 80c3 0 6 0 9 0 12 0 34 2 34 27 0 19-13 30-32 30-29 0-32-19-33-34h-19c1 18 6 36 22 44 7 4 18 7 29 7 38 0 53-24 53-49 0-20-10-30-25-35 8-3 19-12 19-31 0-22-17-39-45-39-41 0-50 27-50 49h19c1-11 2-32 30-32 22 0 27 14 27 23 0 19-14 25-28 25-3 0-7-1-10-1z">
          <text:p/>
        </draw:path>
        <draw:polygon draw:style-name="gr23" draw:text-style-name="P3" draw:layer="layout" svg:width="0.052cm" svg:height="0.019cm" svg:x="2.297cm" svg:y="28.62cm" svg:viewBox="0 0 53 20" draw:points="53,0 0,0 0,20 53,20">
          <text:p/>
        </draw:polygon>
        <draw:path draw:style-name="gr23" draw:text-style-name="P3" draw:layer="layout" svg:width="0.055cm" svg:height="0.149cm" svg:x="2.379cm" svg:y="28.539cm" svg:viewBox="0 0 56 150" svg:d="M56 0h-15c-6 24-16 27-41 28v15h36v107h20z">
          <text:p/>
        </draw:path>
        <draw:path draw:style-name="gr23" draw:text-style-name="P3" draw:layer="layout" svg:width="0.105cm" svg:height="0.149cm" svg:x="2.481cm" svg:y="28.539cm" svg:viewBox="0 0 106 150" svg:d="M106 114v-17h-23v-97h-15l-68 94v20h65v36h18v-36zM64 29h1v68h-48z">
          <text:p/>
        </draw:path>
        <draw:path draw:style-name="gr23" draw:text-style-name="P3" draw:layer="layout" svg:width="0.102cm" svg:height="0.153cm" svg:x="2.601cm" svg:y="28.539cm" svg:viewBox="0 0 103 154" svg:d="M100 40c-2-31-28-40-45-40-44 0-55 47-55 80 0 19 3 38 12 52 10 17 27 22 38 22 21 0 31-6 39-15 10-11 14-22 14-38 0-35-29-47-48-47-20 0-30 10-35 18 0-16 6-55 35-55 16 0 24 10 27 23zM22 103c0-17 10-32 31-32 24 0 31 18 31 31 0 21-13 35-31 35-21 0-31-17-31-34z">
          <text:p/>
        </draw:path>
        <draw:polygon draw:style-name="gr23" draw:text-style-name="P3" draw:layer="layout" svg:width="0.022cm" svg:height="0.023cm" svg:x="2.729cm" svg:y="28.665cm" svg:viewBox="0 0 23 24" draw:points="23,0 0,0 0,24 23,24">
          <text:p/>
        </draw:polygon>
        <draw:path draw:style-name="gr23" draw:text-style-name="P3" draw:layer="layout" svg:width="0.019cm" svg:height="0.152cm" svg:x="2.784cm" svg:y="28.536cm" svg:viewBox="0 0 20 153" svg:d="M20 41h-20v112h20zM20 21v-21h-20v21z">
          <text:p/>
        </draw:path>
        <draw:path draw:style-name="gr23" draw:text-style-name="P3" draw:layer="layout" svg:width="0.09cm" svg:height="0.114cm" svg:x="2.831cm" svg:y="28.574cm" svg:viewBox="0 0 91 115" svg:d="M91 38c0-31-22-38-39-38-19 0-29 13-33 19h-1v-16h-18v112h19v-61c0-31 19-37 29-37 19 0 24 9 24 29v69h19z">
          <text:p/>
        </draw:path>
        <draw:path draw:style-name="gr23" draw:text-style-name="P3" draw:layer="layout" svg:width="0.098cm" svg:height="0.155cm" svg:x="2.942cm" svg:y="28.536cm" svg:viewBox="0 0 99 156" svg:d="M99 0h-19v57c-4-7-13-19-34-19-29 0-46 25-46 56 0 27 11 62 50 62 10 0 23-3 31-18h1v15h17zM19 97c0-14 2-42 31-42 27 0 30 30 30 48 0 29-18 37-30 37-21 0-31-18-31-43z">
          <text:p/>
        </draw:path>
        <draw:path draw:style-name="gr23" draw:text-style-name="P3" draw:layer="layout" svg:width="0.098cm" svg:height="0.155cm" svg:x="3.06cm" svg:y="28.536cm" svg:viewBox="0 0 99 156" svg:d="M99 0h-19v57c-5-7-13-19-33-19-31 0-47 25-47 56 0 27 11 62 49 62 11 0 24-3 32-18v15h18zM19 97c0-14 1-42 31-42 27 0 30 30 30 48 0 29-18 37-30 37-21 0-31-18-31-43z">
          <text:p/>
        </draw:path>
        <draw:path draw:style-name="gr23" draw:text-style-name="P3" draw:layer="layout" svg:width="0.054cm" svg:height="0.149cm" svg:x="3.368cm" svg:y="28.539cm" svg:viewBox="0 0 55 150" svg:d="M55 0h-14c-6 24-16 27-41 28v15h35v107h20z">
          <text:p/>
        </draw:path>
        <draw:path draw:style-name="gr23" draw:text-style-name="P3" draw:layer="layout" svg:width="0.106cm" svg:height="0.149cm" svg:x="3.469cm" svg:y="28.539cm" svg:viewBox="0 0 107 150" svg:d="M107 114v-17h-22v-97h-16l-69 94v20h66v36h19v-36zM66 29v68h-49z">
          <text:p/>
        </draw:path>
        <draw:path draw:style-name="gr23" draw:text-style-name="P3" draw:layer="layout" svg:width="0.102cm" svg:height="0.149cm" svg:x="3.587cm" svg:y="28.539cm" svg:viewBox="0 0 103 150" svg:d="M23 53c0-10 2-36 30-36 22 0 29 15 29 27 0 19-11 25-27 34l-20 12c-20 12-34 29-35 60h103v-18h-82c1-5 5-17 26-28l15-10c22-12 41-23 41-50s-22-44-48-44c-16 0-51 5-51 53z">
          <text:p/>
        </draw:path>
        <draw:frame draw:style-name="gr24" draw:text-style-name="P2" draw:layer="layout" svg:width="6.631cm" svg:height="0.48cm" svg:x="2.722cm" svg:y="11.262cm">
          <draw:text-box>
            <text:p text:style-name="P1"><text:span text:style-name="T1">even if this results in a dull soprano line.</text:span></text:p>
          </draw:text-box>
        </draw:frame>
        <draw:path draw:style-name="gr23" draw:text-style-name="P3" draw:layer="layout" svg:width="0.102cm" svg:height="0.153cm" svg:x="19.662cm" svg:y="28.539cm" svg:viewBox="0 0 103 154" svg:d="M83 76c0 39-10 61-32 61-21 0-31-22-31-61 0-37 10-59 31-59 22 0 32 22 32 59zM103 76c0-30-8-76-52-76-42 0-51 46-51 76 0 31 9 78 51 78 44 0 52-47 52-78z">
          <text:p/>
        </draw:path>
        <draw:path draw:style-name="gr23" draw:text-style-name="P3" draw:layer="layout" svg:width="0.1cm" svg:height="0.153cm" svg:x="19.781cm" svg:y="28.539cm" svg:viewBox="0 0 101 154" svg:d="M47 99c14 0 29-6 35-18v1c-4 39-16 56-36 56-16 0-25-9-26-24h-18c0 14 9 40 44 40 52 0 55-69 55-85 0-24-5-69-53-69-31 0-48 24-48 51 0 30 19 48 47 48zM50 82c-13 0-31-3-31-32 0-20 12-33 29-33 23 0 31 15 31 32 0 29-20 33-29 33z">
          <text:p/>
        </draw:path>
        <draw:polygon draw:style-name="gr23" draw:text-style-name="P3" draw:layer="layout" svg:width="0.066cm" svg:height="0.16cm" svg:x="19.886cm" svg:y="28.532cm" svg:viewBox="0 0 67 161" draw:points="67,0 53,0 0,161 15,161">
          <text:p/>
        </draw:polygon>
        <draw:path draw:style-name="gr23" draw:text-style-name="P3" draw:layer="layout" svg:width="0.102cm" svg:height="0.153cm" svg:x="19.957cm" svg:y="28.539cm" svg:viewBox="0 0 103 154" svg:d="M82 76c0 39-10 61-31 61-22 0-32-22-32-61 0-37 10-59 32-59 21 0 31 22 31 59zM103 76c0-30-9-76-52-76s-51 46-51 76c0 31 8 78 51 78s52-47 52-78z">
          <text:p/>
        </draw:path>
        <draw:path draw:style-name="gr23" draw:text-style-name="P3" draw:layer="layout" svg:width="0.054cm" svg:height="0.149cm" svg:x="20.088cm" svg:y="28.539cm" svg:viewBox="0 0 55 150" svg:d="M55 0h-14c-6 24-17 27-41 28v15h35v107h20z">
          <text:p/>
        </draw:path>
        <draw:polygon draw:style-name="gr23" draw:text-style-name="P3" draw:layer="layout" svg:width="0.067cm" svg:height="0.16cm" svg:x="20.18cm" svg:y="28.532cm" svg:viewBox="0 0 68 161" draw:points="68,0 54,0 0,161 15,161">
          <text:p/>
        </draw:polygon>
        <draw:path draw:style-name="gr23" draw:text-style-name="P3" draw:layer="layout" svg:width="0.055cm" svg:height="0.149cm" svg:x="20.264cm" svg:y="28.539cm" svg:viewBox="0 0 56 150" svg:d="M56 0h-15c-6 24-16 27-41 28v15h36v107h20z">
          <text:p/>
        </draw:path>
        <draw:path draw:style-name="gr23" draw:text-style-name="P3" draw:layer="layout" svg:width="0.103cm" svg:height="0.146cm" svg:x="20.368cm" svg:y="28.542cm" svg:viewBox="0 0 104 147" svg:d="M0 18h82c-28 34-55 88-60 129h20c11-68 48-115 62-130v-17h-104z">
          <text:p/>
        </draw:path>
        <draw:path draw:style-name="gr23" draw:text-style-name="P3" draw:layer="layout" svg:width="0.102cm" svg:height="0.15cm" svg:x="20.662cm" svg:y="28.542cm" svg:viewBox="0 0 103 151" svg:d="M30 18h63v-18h-77l-11 80 16 1c7-9 17-14 28-14 18 0 33 11 33 33 0 18-12 34-32 34-16 0-29-8-31-25h-19c3 34 28 42 48 42 46 0 55-37 55-53 0-31-26-48-50-48-14 0-23 4-29 9z">
          <text:p/>
        </draw:path>
        <draw:path draw:style-name="gr23" draw:text-style-name="P3" draw:layer="layout" svg:width="0.022cm" svg:height="0.109cm" svg:x="20.791cm" svg:y="28.579cm" svg:viewBox="0 0 23 110" svg:d="M23 87h-23v23h23zM23 0h-23v22h23z">
          <text:p/>
        </draw:path>
        <draw:path draw:style-name="gr23" draw:text-style-name="P3" draw:layer="layout" svg:width="0.102cm" svg:height="0.153cm" svg:x="20.839cm" svg:y="28.539cm" svg:viewBox="0 0 103 154" svg:d="M83 76c0 39-9 61-31 61-21 0-31-22-31-61 0-37 10-59 31-59 22 0 31 22 31 59zM103 76c0-30-8-76-51-76-44 0-52 46-52 76 0 31 8 78 52 78 43 0 51-47 51-78z">
          <text:p/>
        </draw:path>
        <draw:path draw:style-name="gr23" draw:text-style-name="P3" draw:layer="layout" svg:width="0.102cm" svg:height="0.153cm" svg:x="20.957cm" svg:y="28.539cm" svg:viewBox="0 0 103 154" svg:d="M83 76c0 39-10 61-31 61s-31-22-31-61c0-37 10-59 31-59s31 22 31 59zM103 76c0-30-8-76-51-76s-52 46-52 76c0 31 9 78 52 78s51-47 51-78z">
          <text:p/>
        </draw:path>
        <draw:path draw:style-name="gr23" draw:text-style-name="P3" draw:layer="layout" svg:width="0.113cm" svg:height="0.152cm" svg:x="21.144cm" svg:y="28.536cm" svg:viewBox="0 0 114 153" svg:d="M20 17h43c17 0 30 7 30 26 0 20-12 27-31 27h-42zM20 89h49c33 0 45-25 45-46 0-25-17-43-45-43h-69v153h20z">
          <text:p/>
        </draw:path>
        <draw:path draw:style-name="gr23" draw:text-style-name="P3" draw:layer="layout" svg:width="0.146cm" svg:height="0.152cm" svg:x="21.282cm" svg:y="28.536cm" svg:viewBox="0 0 147 153" svg:d="M147 153v-153h-29l-45 129-43-129h-30v153h20v-91c0-4 0-24 0-38l43 129h20l44-129c0 14 0 34 0 38v91z">
          <text:p/>
        </draw:path>
        <draw:frame draw:style-name="gr25" draw:text-style-name="P8" draw:layer="layout" svg:width="3.401cm" svg:height="0.213cm" svg:x="0.323cm" svg:y="28.534cm">
          <draw:text-box>
            <text:p text:style-name="P1"><text:span text:style-name="T3">kos86760_ch16_133-146.indd <text:s text:c="2"/>142</text:span></text:p>
          </draw:text-box>
        </draw:frame>
        <draw:frame draw:style-name="gr26" draw:text-style-name="P8" draw:layer="layout" svg:width="1.801cm" svg:height="0.213cm" svg:x="19.655cm" svg:y="28.534cm">
          <draw:text-box>
            <text:p text:style-name="P1"><text:span text:style-name="T3">09/01/17 <text:s text:c="2"/>5:00 PM</text:span></text:p>
          </draw:text-box>
        </draw:frame>
        <draw:g>
          <draw:line draw:style-name="gr17" draw:text-style-name="P5" draw:layer="layout" svg:x1="5.28cm" svg:y1="13.008cm" svg:x2="5.28cm" svg:y2="12.505cm">
            <text:p/>
          </draw:line>
          <draw:path draw:style-name="gr8" draw:text-style-name="P4" draw:layer="layout" svg:width="0.224cm" svg:height="0.182cm" svg:x="5.062cm" svg:y="12.947cm" svg:viewBox="0 0 225 183" svg:d="M56 28c-54 37-72 94-41 129 32 36 102 34 154-3 54-36 72-94 40-128-31-36-99-35-153 2z">
            <text:p/>
          </draw:path>
        </draw:g>
        <draw:g>
          <draw:line draw:style-name="gr17" draw:text-style-name="P5" draw:layer="layout" svg:x1="6.071cm" svg:y1="12.921cm" svg:x2="6.071cm" svg:y2="12.418cm">
            <text:p/>
          </draw:line>
          <draw:path draw:style-name="gr8" draw:text-style-name="P4" draw:layer="layout" svg:width="0.224cm" svg:height="0.182cm" svg:x="5.853cm" svg:y="12.86cm" svg:viewBox="0 0 225 183" svg:d="M56 28c-54 37-72 94-41 129 32 36 102 34 154-3 54-36 72-94 40-128-31-36-99-35-153 2z">
            <text:p/>
          </draw:path>
        </draw:g>
        <draw:g>
          <draw:line draw:style-name="gr17" draw:text-style-name="P5" draw:layer="layout" svg:x1="6.827cm" svg:y1="12.922cm" svg:x2="6.827cm" svg:y2="12.419cm">
            <text:p/>
          </draw:line>
          <draw:path draw:style-name="gr8" draw:text-style-name="P4" draw:layer="layout" svg:width="0.224cm" svg:height="0.182cm" svg:x="6.609cm" svg:y="12.861cm" svg:viewBox="0 0 225 183" svg:d="M56 28c-54 37-72 94-41 129 32 36 102 34 154-3 54-36 72-94 40-128-31-36-99-35-153 2z">
            <text:p/>
          </draw:path>
        </draw:g>
        <draw:g>
          <draw:line draw:style-name="gr17" draw:text-style-name="P5" draw:layer="layout" svg:x1="5.068cm" svg:y1="14.012cm" svg:x2="5.068cm" svg:y2="13.508cm">
            <text:p/>
          </draw:line>
          <draw:path draw:style-name="gr8" draw:text-style-name="P4" draw:layer="layout" svg:width="0.224cm" svg:height="0.182cm" svg:x="5.061cm" svg:y="13.384cm" svg:viewBox="0 0 225 183" svg:d="M56 28c-54 36-72 95-41 130 32 34 102 33 154-3 54-36 72-95 40-130-31-34-99-33-153 3z">
            <text:p/>
          </draw:path>
        </draw:g>
        <draw:g>
          <draw:line draw:style-name="gr17" draw:text-style-name="P5" draw:layer="layout" svg:x1="5.851cm" svg:y1="13.914cm" svg:x2="5.851cm" svg:y2="13.41cm">
            <text:p/>
          </draw:line>
          <draw:path draw:style-name="gr8" draw:text-style-name="P4" draw:layer="layout" svg:width="0.224cm" svg:height="0.182cm" svg:x="5.844cm" svg:y="13.286cm" svg:viewBox="0 0 225 183" svg:d="M56 28c-54 36-72 95-41 130 32 34 102 33 154-3 54-36 72-95 40-130-31-34-99-33-153 3z">
            <text:p/>
          </draw:path>
        </draw:g>
        <draw:g>
          <draw:line draw:style-name="gr17" draw:text-style-name="P5" draw:layer="layout" svg:x1="6.617cm" svg:y1="13.836cm" svg:x2="6.617cm" svg:y2="13.332cm">
            <text:p/>
          </draw:line>
          <draw:path draw:style-name="gr8" draw:text-style-name="P4" draw:layer="layout" svg:width="0.224cm" svg:height="0.182cm" svg:x="6.61cm" svg:y="13.208cm" svg:viewBox="0 0 225 183" svg:d="M56 28c-54 36-72 95-41 130 32 34 102 33 154-3 54-36 72-95 40-130-31-34-99-33-153 3z">
            <text:p/>
          </draw:path>
        </draw:g>
        <draw:g>
          <draw:line draw:style-name="gr17" draw:text-style-name="P5" draw:layer="layout" svg:x1="5.527cm" svg:y1="14.674cm" svg:x2="5.527cm" svg:y2="14.171cm">
            <text:p/>
          </draw:line>
          <draw:path draw:style-name="gr8" draw:text-style-name="P4" draw:layer="layout" svg:width="0.224cm" svg:height="0.182cm" svg:x="5.309cm" svg:y="14.613cm" svg:viewBox="0 0 225 183" svg:d="M56 28c-54 37-72 94-41 129 32 36 102 34 154-3 54-36 72-94 40-128-31-36-99-35-153 2z">
            <text:p/>
          </draw:path>
        </draw:g>
        <draw:g>
          <draw:line draw:style-name="gr17" draw:text-style-name="P5" draw:layer="layout" svg:x1="6.1cm" svg:y1="14.675cm" svg:x2="6.1cm" svg:y2="14.172cm">
            <text:p/>
          </draw:line>
          <draw:path draw:style-name="gr8" draw:text-style-name="P4" draw:layer="layout" svg:width="0.224cm" svg:height="0.182cm" svg:x="5.882cm" svg:y="14.614cm" svg:viewBox="0 0 225 183" svg:d="M56 28c-54 37-72 94-41 129 32 36 102 34 154-3 54-36 72-94 40-128-31-36-99-35-153 2z">
            <text:p/>
          </draw:path>
        </draw:g>
        <draw:g>
          <draw:line draw:style-name="gr17" draw:text-style-name="P5" draw:layer="layout" svg:x1="6.877cm" svg:y1="14.615cm" svg:x2="6.877cm" svg:y2="14.112cm">
            <text:p/>
          </draw:line>
          <draw:path draw:style-name="gr8" draw:text-style-name="P4" draw:layer="layout" svg:width="0.224cm" svg:height="0.182cm" svg:x="6.659cm" svg:y="14.554cm" svg:viewBox="0 0 225 183" svg:d="M56 28c-54 37-72 94-41 129 32 36 102 34 154-3 54-36 72-94 40-128-31-36-99-35-153 2z">
            <text:p/>
          </draw:path>
        </draw:g>
        <draw:line draw:style-name="gr17" draw:text-style-name="P5" draw:layer="layout" svg:x1="6.611cm" svg:y1="14.646cm" svg:x2="6.928cm" svg:y2="14.646cm">
          <text:p/>
        </draw:line>
        <draw:g>
          <draw:line draw:style-name="gr17" draw:text-style-name="P5" draw:layer="layout" svg:x1="8.056cm" svg:y1="14.616cm" svg:x2="8.056cm" svg:y2="14.113cm">
            <text:p/>
          </draw:line>
          <draw:path draw:style-name="gr8" draw:text-style-name="P4" draw:layer="layout" svg:width="0.224cm" svg:height="0.182cm" svg:x="7.838cm" svg:y="14.555cm" svg:viewBox="0 0 225 183" svg:d="M56 28c-54 37-72 94-41 129 32 36 102 34 154-3 54-36 72-94 40-128-31-36-99-35-153 2z">
            <text:p/>
          </draw:path>
        </draw:g>
        <draw:line draw:style-name="gr17" draw:text-style-name="P5" draw:layer="layout" svg:x1="7.79cm" svg:y1="14.647cm" svg:x2="8.107cm" svg:y2="14.647cm">
          <text:p/>
        </draw:line>
        <draw:g>
          <draw:line draw:style-name="gr17" draw:text-style-name="P5" draw:layer="layout" svg:x1="7.997cm" svg:y1="12.99cm" svg:x2="7.997cm" svg:y2="12.487cm">
            <text:p/>
          </draw:line>
          <draw:path draw:style-name="gr8" draw:text-style-name="P4" draw:layer="layout" svg:width="0.224cm" svg:height="0.182cm" svg:x="7.779cm" svg:y="12.929cm" svg:viewBox="0 0 225 183" svg:d="M56 28c-54 37-72 94-41 129 32 36 102 34 154-3 54-36 72-94 40-128-31-36-99-35-153 2z">
            <text:p/>
          </draw:path>
        </draw:g>
        <draw:g>
          <draw:line draw:style-name="gr17" draw:text-style-name="P5" draw:layer="layout" svg:x1="7.773cm" svg:y1="13.836cm" svg:x2="7.773cm" svg:y2="13.332cm">
            <text:p/>
          </draw:line>
          <draw:path draw:style-name="gr8" draw:text-style-name="P4" draw:layer="layout" svg:width="0.224cm" svg:height="0.182cm" svg:x="7.766cm" svg:y="13.208cm" svg:viewBox="0 0 225 183" svg:d="M56 28c-54 36-72 95-41 130 32 34 102 33 154-3 54-36 72-95 40-130-31-34-99-33-153 3z">
            <text:p/>
          </draw:path>
        </draw:g>
        <draw:frame draw:style-name="gr27" draw:text-style-name="P9" draw:layer="layout" svg:width="0.196cm" svg:height="0.48cm" svg:x="4.387cm" svg:y="16.69cm">
          <draw:text-box>
            <text:p text:style-name="P1"><text:span text:style-name="T1">I</text:span></text:p>
          </draw:text-box>
        </draw:frame>
        <draw:frame draw:style-name="gr28" draw:text-style-name="P9" draw:layer="layout" svg:width="0.903cm" svg:height="0.48cm" svg:x="4.797cm" svg:y="16.69cm">
          <draw:text-box>
            <text:p text:style-name="P1"><text:span text:style-name="T1">V</text:span><text:span text:style-name="T4">4</text:span><text:span text:style-name="T5">2</text:span><text:span text:style-name="T6">/IV</text:span></text:p>
          </draw:text-box>
        </draw:frame>
        <draw:frame draw:style-name="gr29" draw:text-style-name="P9" draw:layer="layout" svg:width="0.332cm" svg:height="0.48cm" svg:x="5.846cm" svg:y="16.69cm">
          <draw:text-box>
            <text:p text:style-name="P1"><text:span text:style-name="T1">IV</text:span></text:p>
          </draw:text-box>
        </draw:frame>
        <draw:frame draw:style-name="gr30" draw:text-style-name="P9" draw:layer="layout" svg:width="0.328cm" svg:height="0.48cm" svg:x="6.607cm" svg:y="16.69cm">
          <draw:text-box>
            <text:p text:style-name="P1"><text:span text:style-name="T1">V</text:span><text:span text:style-name="T4">7</text:span></text:p>
          </draw:text-box>
        </draw:frame>
        <draw:frame draw:style-name="gr31" draw:text-style-name="P9" draw:layer="layout" svg:width="0.84cm" svg:height="0.48cm" svg:x="7.385cm" svg:y="16.69cm">
          <draw:text-box>
            <text:p text:style-name="P1"><text:span text:style-name="T1">V</text:span><text:span text:style-name="T4">6</text:span><text:span text:style-name="T5">5</text:span><text:span text:style-name="T6">/vi</text:span></text:p>
          </draw:text-box>
        </draw:frame>
        <draw:frame draw:style-name="gr32" draw:text-style-name="P9" draw:layer="layout" svg:width="0.269cm" svg:height="0.48cm" svg:x="8.579cm" svg:y="16.69cm">
          <draw:text-box>
            <text:p text:style-name="P1"><text:span text:style-name="T1">vi</text:span></text:p>
          </draw:text-box>
        </draw:frame>
        <draw:frame draw:style-name="gr27" draw:text-style-name="P9" draw:layer="layout" svg:width="0.358cm" svg:height="0.48cm" svg:x="3.099cm" svg:y="16.69cm">
          <draw:text-box>
            <text:p text:style-name="P1"><text:span text:style-name="T1">B</text:span><text:span text:style-name="T4">b</text:span></text:p>
          </draw:text-box>
        </draw:frame>
        <draw:g>
          <draw:line draw:style-name="gr17" draw:text-style-name="P5" draw:layer="layout" svg:x1="8.798cm" svg:y1="12.991cm" svg:x2="8.798cm" svg:y2="12.488cm">
            <text:p/>
          </draw:line>
          <draw:path draw:style-name="gr8" draw:text-style-name="P4" draw:layer="layout" svg:width="0.224cm" svg:height="0.182cm" svg:x="8.58cm" svg:y="12.93cm" svg:viewBox="0 0 225 183" svg:d="M56 28c-54 37-72 94-41 129 32 36 102 34 154-3 54-36 72-94 40-128-31-36-99-35-153 2z">
            <text:p/>
          </draw:path>
        </draw:g>
        <draw:g>
          <draw:line draw:style-name="gr17" draw:text-style-name="P5" draw:layer="layout" svg:x1="8.83cm" svg:y1="14.677cm" svg:x2="8.83cm" svg:y2="14.174cm">
            <text:p/>
          </draw:line>
          <draw:path draw:style-name="gr8" draw:text-style-name="P4" draw:layer="layout" svg:width="0.224cm" svg:height="0.182cm" svg:x="8.612cm" svg:y="14.616cm" svg:viewBox="0 0 225 183" svg:d="M56 28c-54 37-72 94-41 129 32 36 102 34 154-3 54-36 72-94 40-128-31-36-99-35-153 2z">
            <text:p/>
          </draw:path>
        </draw:g>
        <draw:g>
          <draw:line draw:style-name="gr17" draw:text-style-name="P5" draw:layer="layout" svg:x1="8.582cm" svg:y1="13.917cm" svg:x2="8.582cm" svg:y2="13.413cm">
            <text:p/>
          </draw:line>
          <draw:path draw:style-name="gr8" draw:text-style-name="P4" draw:layer="layout" svg:width="0.224cm" svg:height="0.182cm" svg:x="8.575cm" svg:y="13.289cm" svg:viewBox="0 0 225 183" svg:d="M56 28c-54 36-72 95-41 130 32 34 102 33 154-3 54-36 72-95 40-130-31-34-99-33-153 3z">
            <text:p/>
          </draw:path>
        </draw:g>
        <draw:frame draw:style-name="gr32" draw:text-style-name="P9" draw:layer="layout" svg:width="0.228cm" svg:height="0.48cm" svg:x="9.326cm" svg:y="16.69cm">
          <draw:text-box>
            <text:p text:style-name="P1"><text:span text:style-name="T1">ii</text:span></text:p>
          </draw:text-box>
        </draw:frame>
        <draw:g>
          <draw:line draw:style-name="gr17" draw:text-style-name="P5" draw:layer="layout" svg:x1="9.371cm" svg:y1="13.917cm" svg:x2="9.371cm" svg:y2="13.413cm">
            <text:p/>
          </draw:line>
          <draw:path draw:style-name="gr8" draw:text-style-name="P4" draw:layer="layout" svg:width="0.224cm" svg:height="0.182cm" svg:x="9.364cm" svg:y="13.289cm" svg:viewBox="0 0 225 183" svg:d="M56 28c-54 36-72 95-41 130 32 34 102 33 154-3 54-36 72-95 40-130-31-34-99-33-153 3z">
            <text:p/>
          </draw:path>
        </draw:g>
        <draw:g>
          <draw:line draw:style-name="gr17" draw:text-style-name="P5" draw:layer="layout" svg:x1="9.602cm" svg:y1="14.617cm" svg:x2="9.602cm" svg:y2="14.114cm">
            <text:p/>
          </draw:line>
          <draw:path draw:style-name="gr8" draw:text-style-name="P4" draw:layer="layout" svg:width="0.224cm" svg:height="0.182cm" svg:x="9.384cm" svg:y="14.556cm" svg:viewBox="0 0 225 183" svg:d="M56 28c-54 37-72 94-41 129 32 36 102 34 154-3 54-36 72-94 40-128-31-36-99-35-153 2z">
            <text:p/>
          </draw:path>
        </draw:g>
        <draw:line draw:style-name="gr17" draw:text-style-name="P5" draw:layer="layout" svg:x1="9.336cm" svg:y1="14.648cm" svg:x2="9.653cm" svg:y2="14.648cm">
          <text:p/>
        </draw:line>
        <draw:g>
          <draw:line draw:style-name="gr17" draw:text-style-name="P5" draw:layer="layout" svg:x1="9.578cm" svg:y1="13.093cm" svg:x2="9.578cm" svg:y2="12.59cm">
            <text:p/>
          </draw:line>
          <draw:path draw:style-name="gr8" draw:text-style-name="P4" draw:layer="layout" svg:width="0.224cm" svg:height="0.182cm" svg:x="9.36cm" svg:y="13.032cm" svg:viewBox="0 0 225 183" svg:d="M56 28c-54 37-72 94-41 129 32 36 102 34 154-3 54-36 72-94 40-128-31-36-99-35-153 2z">
            <text:p/>
          </draw:path>
        </draw:g>
        <draw:frame draw:style-name="gr32" draw:text-style-name="P9" draw:layer="layout" svg:width="0.228cm" svg:height="0.48cm" svg:x="10.186cm" svg:y="16.69cm">
          <draw:text-box>
            <text:p text:style-name="P1"><text:span text:style-name="T1">V</text:span></text:p>
          </draw:text-box>
        </draw:frame>
        <draw:g>
          <draw:line draw:style-name="gr17" draw:text-style-name="P5" draw:layer="layout" svg:x1="10.388cm" svg:y1="14.618cm" svg:x2="10.388cm" svg:y2="14.115cm">
            <text:p/>
          </draw:line>
          <draw:path draw:style-name="gr8" draw:text-style-name="P4" draw:layer="layout" svg:width="0.224cm" svg:height="0.182cm" svg:x="10.17cm" svg:y="14.557cm" svg:viewBox="0 0 225 183" svg:d="M56 28c-54 37-72 94-41 129 32 36 102 34 154-3 54-36 72-94 40-128-31-36-99-35-153 2z">
            <text:p/>
          </draw:path>
        </draw:g>
        <draw:line draw:style-name="gr17" draw:text-style-name="P5" draw:layer="layout" svg:x1="10.122cm" svg:y1="14.649cm" svg:x2="10.439cm" svg:y2="14.649cm">
          <text:p/>
        </draw:line>
        <draw:g>
          <draw:line draw:style-name="gr17" draw:text-style-name="P5" draw:layer="layout" svg:x1="10.359cm" svg:y1="13.094cm" svg:x2="10.359cm" svg:y2="12.591cm">
            <text:p/>
          </draw:line>
          <draw:path draw:style-name="gr8" draw:text-style-name="P4" draw:layer="layout" svg:width="0.224cm" svg:height="0.182cm" svg:x="10.141cm" svg:y="13.033cm" svg:viewBox="0 0 225 183" svg:d="M56 28c-54 37-72 94-41 129 32 36 102 34 154-3 54-36 72-94 40-128-31-36-99-35-153 2z">
            <text:p/>
          </draw:path>
        </draw:g>
        <draw:g>
          <draw:line draw:style-name="gr17" draw:text-style-name="P5" draw:layer="layout" svg:x1="10.148cm" svg:y1="13.844cm" svg:x2="10.148cm" svg:y2="13.34cm">
            <text:p/>
          </draw:line>
          <draw:path draw:style-name="gr8" draw:text-style-name="P4" draw:layer="layout" svg:width="0.224cm" svg:height="0.182cm" svg:x="10.141cm" svg:y="13.216cm" svg:viewBox="0 0 225 183" svg:d="M56 28c-54 36-72 95-41 130 32 34 102 33 154-3 54-36 72-95 40-130-31-34-99-33-153 3z">
            <text:p/>
          </draw:path>
        </draw:g>
        <draw:frame draw:style-name="gr32" draw:text-style-name="P9" draw:layer="layout" svg:width="0.228cm" svg:height="0.48cm" svg:x="11.298cm" svg:y="16.69cm">
          <draw:text-box>
            <text:p text:style-name="P1"><text:span text:style-name="T1">I</text:span></text:p>
          </draw:text-box>
        </draw:frame>
        <draw:path draw:style-name="gr8" draw:text-style-name="P4" draw:layer="layout" svg:width="0.32cm" svg:height="0.208cm" svg:x="11.312cm" svg:y="14.609cm" svg:viewBox="0 0 321 209" svg:d="M95 101c-12-69 15-79 48-79 54-1 76 34 80 79 4 33 19 81-43 89-57 6-79-42-85-89zM320 101c-10-72-94-102-171-101s-147 32-149 101c-1 64 70 110 175 108 85 0 154-51 145-108z">
          <text:p/>
        </draw:path>
        <draw:path draw:style-name="gr8" draw:text-style-name="P4" draw:layer="layout" svg:width="0.32cm" svg:height="0.208cm" svg:x="11.313cm" svg:y="13.367cm" svg:viewBox="0 0 321 209" svg:d="M95 101c-12-69 15-79 48-79 54-1 76 34 80 79 4 33 19 81-43 89-57 6-79-42-85-89zM320 101c-10-72-94-102-171-101s-147 32-149 101c-1 64 70 110 175 108 85 0 154-51 145-108z">
          <text:p/>
        </draw:path>
        <draw:path draw:style-name="gr8" draw:text-style-name="P4" draw:layer="layout" svg:width="0.32cm" svg:height="0.208cm" svg:x="11.314cm" svg:y="12.936cm" svg:viewBox="0 0 321 209" svg:d="M95 101c-12-69 15-79 48-79 54-1 76 34 80 79 4 33 19 81-43 89-57 6-79-42-85-89zM320 101c-10-72-94-102-171-101s-147 32-149 101c-1 64 70 110 175 108 85 0 154-51 145-108z">
          <text:p/>
        </draw:path>
        <draw:frame draw:style-name="gr27" draw:text-style-name="P9" draw:layer="layout" svg:width="0.256cm" svg:height="0.48cm" svg:x="3.099cm" svg:y="23.22cm">
          <draw:text-box>
            <text:p text:style-name="P1"><text:span text:style-name="T1">f</text:span><text:span text:style-name="T4">#</text:span></text:p>
          </draw:text-box>
        </draw:frame>
        <draw:frame draw:style-name="gr27" draw:text-style-name="P9" draw:layer="layout" svg:width="0.196cm" svg:height="0.48cm" svg:x="4.503cm" svg:y="23.22cm">
          <draw:text-box>
            <text:p text:style-name="P1"><text:span text:style-name="T1">i</text:span></text:p>
          </draw:text-box>
        </draw:frame>
        <draw:frame draw:style-name="gr27" draw:text-style-name="P9" draw:layer="layout" svg:width="0.328cm" svg:height="0.48cm" svg:x="5.2cm" svg:y="23.22cm">
          <draw:text-box>
            <text:p text:style-name="P1"><text:span text:style-name="T1">V</text:span><text:span text:style-name="T4">7</text:span></text:p>
          </draw:text-box>
        </draw:frame>
        <draw:line draw:style-name="gr16" draw:text-style-name="P5" draw:layer="layout" svg:x1="5.099cm" svg:y1="20.399cm" svg:x2="5.499cm" svg:y2="20.399cm">
          <text:p/>
        </draw:line>
        <draw:line draw:style-name="gr16" draw:text-style-name="P5" draw:layer="layout" svg:x1="5.099cm" svg:y1="20.577cm" svg:x2="5.499cm" svg:y2="20.577cm">
          <text:p/>
        </draw:line>
        <draw:g>
          <draw:line draw:style-name="gr17" draw:text-style-name="P5" draw:layer="layout" svg:x1="5.4cm" svg:y1="20.366cm" svg:x2="5.4cm" svg:y2="19.951cm">
            <text:p/>
          </draw:line>
          <draw:path draw:style-name="gr8" draw:text-style-name="P4" draw:layer="layout" svg:width="0.224cm" svg:height="0.182cm" svg:x="5.181cm" svg:y="20.306cm" svg:viewBox="0 0 225 183" svg:d="M55 29c-53 36-72 94-39 129 31 35 100 33 153-2 53-37 72-95 39-130-31-35-99-34-153 3z">
            <text:p/>
          </draw:path>
        </draw:g>
        <draw:g>
          <draw:line draw:style-name="gr17" draw:text-style-name="P5" draw:layer="layout" svg:x1="5.174cm" svg:y1="19.66cm" svg:x2="5.174cm" svg:y2="19.069cm">
            <text:p/>
          </draw:line>
          <draw:path draw:style-name="gr8" draw:text-style-name="P4" draw:layer="layout" svg:width="0.224cm" svg:height="0.181cm" svg:x="5.167cm" svg:y="18.941cm" svg:viewBox="0 0 225 182" svg:d="M56 28c-54 36-72 95-40 129 31 35 100 33 153-2 54-36 73-95 40-130-31-34-99-34-153 3z">
            <text:p/>
          </draw:path>
        </draw:g>
        <draw:g>
          <draw:line draw:style-name="gr17" draw:text-style-name="P5" draw:layer="layout" svg:x1="5.227cm" svg:y1="18.908cm" svg:x2="5.227cm" svg:y2="18.404cm">
            <text:p/>
          </draw:line>
          <draw:path draw:style-name="gr8" draw:text-style-name="P4" draw:layer="layout" svg:width="0.224cm" svg:height="0.182cm" svg:x="5.012cm" svg:y="18.85cm" svg:viewBox="0 0 225 183" svg:d="M56 28c-54 38-72 96-40 130 31 35 100 33 153-2 54-37 73-95 40-130-31-35-99-34-153 2z">
            <text:p/>
          </draw:path>
        </draw:g>
        <draw:path draw:style-name="gr8" draw:text-style-name="P4" draw:layer="layout" svg:width="0.168cm" svg:height="0.541cm" svg:x="4.971cm" svg:y="20.127cm" svg:viewBox="0 0 169 542" svg:d="M138 511v-142l31-13v-63l-31 14v-117l31-14v-62l-31 14v-128h-22v138l-62 28v-131h-22v141l-32 14v63l32-13v117l-32 12v64l32-12v121h22v-133l62-29v131zM116 317l-62 28v-115l62-28z">
          <text:p/>
        </draw:path>
        <draw:frame draw:style-name="gr27" draw:text-style-name="P9" draw:layer="layout" svg:width="0.903cm" svg:height="0.48cm" svg:x="5.633cm" svg:y="23.22cm">
          <draw:text-box>
            <text:p text:style-name="P1"><text:span text:style-name="T1">V</text:span><text:span text:style-name="T4">6</text:span><text:span text:style-name="T5">5</text:span><text:span text:style-name="T1">/VI</text:span></text:p>
          </draw:text-box>
        </draw:frame>
        <draw:line draw:style-name="gr16" draw:text-style-name="P5" draw:layer="layout" svg:x1="5.784cm" svg:y1="20.406cm" svg:x2="6.184cm" svg:y2="20.406cm">
          <text:p/>
        </draw:line>
        <draw:line draw:style-name="gr16" draw:text-style-name="P5" draw:layer="layout" svg:x1="5.784cm" svg:y1="20.584cm" svg:x2="6.184cm" svg:y2="20.584cm">
          <text:p/>
        </draw:line>
        <draw:g>
          <draw:line draw:style-name="gr17" draw:text-style-name="P5" draw:layer="layout" svg:x1="6.085cm" svg:y1="20.373cm" svg:x2="6.085cm" svg:y2="19.958cm">
            <text:p/>
          </draw:line>
          <draw:path draw:style-name="gr8" draw:text-style-name="P4" draw:layer="layout" svg:width="0.224cm" svg:height="0.182cm" svg:x="5.866cm" svg:y="20.313cm" svg:viewBox="0 0 225 183" svg:d="M55 29c-53 36-72 94-39 129 31 35 100 33 153-2 53-37 72-95 39-130-31-35-99-34-153 3z">
            <text:p/>
          </draw:path>
        </draw:g>
        <draw:g>
          <draw:line draw:style-name="gr17" draw:text-style-name="P5" draw:layer="layout" svg:x1="5.834cm" svg:y1="19.843cm" svg:x2="5.834cm" svg:y2="19.252cm">
            <text:p/>
          </draw:line>
          <draw:path draw:style-name="gr8" draw:text-style-name="P4" draw:layer="layout" svg:width="0.224cm" svg:height="0.181cm" svg:x="5.827cm" svg:y="19.124cm" svg:viewBox="0 0 225 182" svg:d="M56 28c-54 36-72 95-40 129 31 35 100 33 153-2 54-36 73-95 40-130-31-34-99-34-153 3z">
            <text:p/>
          </draw:path>
        </draw:g>
        <draw:g>
          <draw:line draw:style-name="gr17" draw:text-style-name="P5" draw:layer="layout" svg:x1="5.887cm" svg:y1="19.091cm" svg:x2="5.887cm" svg:y2="18.587cm">
            <text:p/>
          </draw:line>
          <draw:path draw:style-name="gr8" draw:text-style-name="P4" draw:layer="layout" svg:width="0.224cm" svg:height="0.182cm" svg:x="5.672cm" svg:y="19.033cm" svg:viewBox="0 0 225 183" svg:d="M56 28c-54 38-72 96-40 130 31 35 100 33 153-2 54-37 73-95 40-130-31-35-99-34-153 2z">
            <text:p/>
          </draw:path>
        </draw:g>
        <draw:frame draw:style-name="gr27" draw:text-style-name="P9" draw:layer="layout" svg:width="0.332cm" svg:height="0.48cm" svg:x="6.598cm" svg:y="23.22cm">
          <draw:text-box>
            <text:p text:style-name="P1"><text:span text:style-name="T1">VI</text:span></text:p>
          </draw:text-box>
        </draw:frame>
        <draw:line draw:style-name="gr16" draw:text-style-name="P5" draw:layer="layout" svg:x1="6.434cm" svg:y1="20.591cm" svg:x2="6.834cm" svg:y2="20.591cm">
          <text:p/>
        </draw:line>
        <draw:g>
          <draw:line draw:style-name="gr17" draw:text-style-name="P5" draw:layer="layout" svg:x1="6.735cm" svg:y1="20.468cm" svg:x2="6.735cm" svg:y2="20.053cm">
            <text:p/>
          </draw:line>
          <draw:path draw:style-name="gr8" draw:text-style-name="P4" draw:layer="layout" svg:width="0.224cm" svg:height="0.182cm" svg:x="6.516cm" svg:y="20.408cm" svg:viewBox="0 0 225 183" svg:d="M55 29c-53 36-72 94-39 129 31 35 100 33 153-2 53-37 72-95 39-130-31-35-99-34-153 3z">
            <text:p/>
          </draw:path>
        </draw:g>
        <draw:g>
          <draw:line draw:style-name="gr17" draw:text-style-name="P5" draw:layer="layout" svg:x1="6.589cm" svg:y1="19.935cm" svg:x2="6.589cm" svg:y2="19.344cm">
            <text:p/>
          </draw:line>
          <draw:path draw:style-name="gr8" draw:text-style-name="P4" draw:layer="layout" svg:width="0.224cm" svg:height="0.181cm" svg:x="6.582cm" svg:y="19.216cm" svg:viewBox="0 0 225 182" svg:d="M56 28c-54 36-72 95-40 129 31 35 100 33 153-2 54-36 73-95 40-130-31-34-99-34-153 3z">
            <text:p/>
          </draw:path>
        </draw:g>
        <draw:g>
          <draw:line draw:style-name="gr17" draw:text-style-name="P5" draw:layer="layout" svg:x1="6.797cm" svg:y1="19.091cm" svg:x2="6.797cm" svg:y2="18.587cm">
            <text:p/>
          </draw:line>
          <draw:path draw:style-name="gr8" draw:text-style-name="P4" draw:layer="layout" svg:width="0.224cm" svg:height="0.182cm" svg:x="6.582cm" svg:y="19.033cm" svg:viewBox="0 0 225 183" svg:d="M56 28c-54 38-72 96-40 130 31 35 100 33 153-2 54-37 73-95 40-130-31-35-99-34-153 2z">
            <text:p/>
          </draw:path>
        </draw:g>
        <draw:path draw:style-name="gr8" draw:text-style-name="P4" draw:layer="layout" svg:width="0.135cm" svg:height="0.554cm" svg:x="5.505cm" svg:y="18.929cm" svg:viewBox="0 0 136 555" svg:d="M23 367v-144l87-32v143zM23 0h-23l4 427 106-37v165h26l-7-426-106 37z">
          <text:p/>
        </draw:path>
        <draw:path draw:style-name="gr8" draw:text-style-name="P4" draw:layer="layout" svg:width="0.135cm" svg:height="0.554cm" svg:x="5.601cm" svg:y="20.085cm" svg:viewBox="0 0 136 555" svg:d="M23 367v-144l87-32v143zM23 0h-23l4 427 106-37v165h26l-7-426-106 37z">
          <text:p/>
        </draw:path>
        <draw:frame draw:style-name="gr27" draw:text-style-name="P9" draw:layer="layout" svg:width="0.319cm" svg:height="0.48cm" svg:x="7.544cm" svg:y="23.22cm">
          <draw:text-box>
            <text:p text:style-name="P1"><text:span text:style-name="T1">i</text:span><text:span text:style-name="T4">4</text:span><text:span text:style-name="T5">3</text:span></text:p>
          </draw:text-box>
        </draw:frame>
        <draw:line draw:style-name="gr16" draw:text-style-name="P5" draw:layer="layout" svg:x1="7.465cm" svg:y1="20.413cm" svg:x2="7.865cm" svg:y2="20.413cm">
          <text:p/>
        </draw:line>
        <draw:line draw:style-name="gr16" draw:text-style-name="P5" draw:layer="layout" svg:x1="7.465cm" svg:y1="20.591cm" svg:x2="7.865cm" svg:y2="20.591cm">
          <text:p/>
        </draw:line>
        <draw:g>
          <draw:line draw:style-name="gr17" draw:text-style-name="P5" draw:layer="layout" svg:x1="7.766cm" svg:y1="20.38cm" svg:x2="7.766cm" svg:y2="19.965cm">
            <text:p/>
          </draw:line>
          <draw:path draw:style-name="gr8" draw:text-style-name="P4" draw:layer="layout" svg:width="0.224cm" svg:height="0.182cm" svg:x="7.547cm" svg:y="20.32cm" svg:viewBox="0 0 225 183" svg:d="M55 29c-53 36-72 94-39 129 31 35 100 33 153-2 53-37 72-95 39-130-31-35-99-34-153 3z">
            <text:p/>
          </draw:path>
        </draw:g>
        <draw:g>
          <draw:line draw:style-name="gr17" draw:text-style-name="P5" draw:layer="layout" svg:x1="7.516cm" svg:y1="19.935cm" svg:x2="7.516cm" svg:y2="19.344cm">
            <text:p/>
          </draw:line>
          <draw:path draw:style-name="gr8" draw:text-style-name="P4" draw:layer="layout" svg:width="0.224cm" svg:height="0.181cm" svg:x="7.509cm" svg:y="19.216cm" svg:viewBox="0 0 225 182" svg:d="M56 28c-54 36-72 95-40 129 31 35 100 33 153-2 54-36 73-95 40-130-31-34-99-34-153 3z">
            <text:p/>
          </draw:path>
        </draw:g>
        <draw:g>
          <draw:line draw:style-name="gr17" draw:text-style-name="P5" draw:layer="layout" svg:x1="7.724cm" svg:y1="19.091cm" svg:x2="7.724cm" svg:y2="18.587cm">
            <text:p/>
          </draw:line>
          <draw:path draw:style-name="gr8" draw:text-style-name="P4" draw:layer="layout" svg:width="0.224cm" svg:height="0.182cm" svg:x="7.509cm" svg:y="19.033cm" svg:viewBox="0 0 225 183" svg:d="M56 28c-54 38-72 96-40 130 31 35 100 33 153-2 54-37 73-95 40-130-31-35-99-34-153 2z">
            <text:p/>
          </draw:path>
        </draw:g>
        <draw:path draw:style-name="gr8" draw:text-style-name="P4" draw:layer="layout" svg:width="0.166cm" svg:height="0.446cm" svg:x="7.315cm" svg:y="18.791cm" svg:viewBox="0 0 167 447" svg:d="M16 447h12c4-6 16-21 27-31 49-43 149-110 98-167-38-44-89-11-118 27l10-276h-45zM102 270c33 36-38 119-38 119l-36 36 5-123c13-26 43-60 69-32z">
          <text:p/>
        </draw:path>
        <draw:frame draw:style-name="gr27" draw:text-style-name="P9" draw:layer="layout" svg:width="0.269cm" svg:height="0.48cm" svg:x="8.188cm" svg:y="23.22cm">
          <draw:text-box>
            <text:p text:style-name="P1"><text:span text:style-name="T1">iv</text:span></text:p>
          </draw:text-box>
        </draw:frame>
        <draw:line draw:style-name="gr16" draw:text-style-name="P5" draw:layer="layout" svg:x1="8.124cm" svg:y1="20.598cm" svg:x2="8.524cm" svg:y2="20.598cm">
          <text:p/>
        </draw:line>
        <draw:g>
          <draw:line draw:style-name="gr17" draw:text-style-name="P5" draw:layer="layout" svg:x1="8.425cm" svg:y1="20.475cm" svg:x2="8.425cm" svg:y2="20.06cm">
            <text:p/>
          </draw:line>
          <draw:path draw:style-name="gr8" draw:text-style-name="P4" draw:layer="layout" svg:width="0.224cm" svg:height="0.182cm" svg:x="8.206cm" svg:y="20.415cm" svg:viewBox="0 0 225 183" svg:d="M55 29c-53 36-72 94-39 129 31 35 100 33 153-2 53-37 72-95 39-130-31-35-99-34-153 3z">
            <text:p/>
          </draw:path>
        </draw:g>
        <draw:g>
          <draw:line draw:style-name="gr17" draw:text-style-name="P5" draw:layer="layout" svg:x1="8.219cm" svg:y1="19.936cm" svg:x2="8.219cm" svg:y2="19.345cm">
            <text:p/>
          </draw:line>
          <draw:path draw:style-name="gr8" draw:text-style-name="P4" draw:layer="layout" svg:width="0.224cm" svg:height="0.181cm" svg:x="8.212cm" svg:y="19.217cm" svg:viewBox="0 0 225 182" svg:d="M56 28c-54 36-72 95-40 129 31 35 100 33 153-2 54-36 73-95 40-130-31-34-99-34-153 3z">
            <text:p/>
          </draw:path>
        </draw:g>
        <draw:g>
          <draw:line draw:style-name="gr17" draw:text-style-name="P5" draw:layer="layout" svg:x1="8.421cm" svg:y1="19.009cm" svg:x2="8.421cm" svg:y2="18.505cm">
            <text:p/>
          </draw:line>
          <draw:path draw:style-name="gr8" draw:text-style-name="P4" draw:layer="layout" svg:width="0.224cm" svg:height="0.182cm" svg:x="8.206cm" svg:y="18.951cm" svg:viewBox="0 0 225 183" svg:d="M56 28c-54 38-72 96-40 130 31 35 100 33 153-2 54-37 73-95 40-130-31-35-99-34-153 2z">
            <text:p/>
          </draw:path>
        </draw:g>
        <draw:line draw:style-name="gr16" draw:text-style-name="P5" draw:layer="layout" svg:x1="8.802cm" svg:y1="20.605cm" svg:x2="9.202cm" svg:y2="20.605cm">
          <text:p/>
        </draw:line>
        <draw:g>
          <draw:line draw:style-name="gr17" draw:text-style-name="P5" draw:layer="layout" svg:x1="9.103cm" svg:y1="20.574cm" svg:x2="9.103cm" svg:y2="20.159cm">
            <text:p/>
          </draw:line>
          <draw:path draw:style-name="gr8" draw:text-style-name="P4" draw:layer="layout" svg:width="0.224cm" svg:height="0.182cm" svg:x="8.884cm" svg:y="20.514cm" svg:viewBox="0 0 225 183" svg:d="M55 29c-53 36-72 94-39 129 31 35 100 33 153-2 53-37 72-95 39-130-31-35-99-34-153 3z">
            <text:p/>
          </draw:path>
        </draw:g>
        <draw:g>
          <draw:line draw:style-name="gr17" draw:text-style-name="P5" draw:layer="layout" svg:x1="8.874cm" svg:y1="20.023cm" svg:x2="8.874cm" svg:y2="19.432cm">
            <text:p/>
          </draw:line>
          <draw:path draw:style-name="gr8" draw:text-style-name="P4" draw:layer="layout" svg:width="0.224cm" svg:height="0.181cm" svg:x="8.867cm" svg:y="19.304cm" svg:viewBox="0 0 225 182" svg:d="M56 28c-54 36-72 95-40 129 31 35 100 33 153-2 54-36 73-95 40-130-31-34-99-34-153 3z">
            <text:p/>
          </draw:path>
        </draw:g>
        <draw:g>
          <draw:line draw:style-name="gr17" draw:text-style-name="P5" draw:layer="layout" svg:x1="9.082cm" svg:y1="19.179cm" svg:x2="9.082cm" svg:y2="18.675cm">
            <text:p/>
          </draw:line>
          <draw:path draw:style-name="gr8" draw:text-style-name="P4" draw:layer="layout" svg:width="0.224cm" svg:height="0.182cm" svg:x="8.867cm" svg:y="19.121cm" svg:viewBox="0 0 225 183" svg:d="M56 28c-54 38-72 96-40 130 31 35 100 33 153-2 54-37 73-95 40-130-31-35-99-34-153 2z">
            <text:p/>
          </draw:path>
        </draw:g>
        <draw:path draw:style-name="gr8" draw:text-style-name="P4" draw:layer="layout" svg:width="0.168cm" svg:height="0.541cm" svg:x="8.621cm" svg:y="19.123cm" svg:viewBox="0 0 169 542" svg:d="M138 511v-142l31-13v-63l-31 14v-117l31-14v-62l-31 14v-128h-22v138l-62 28v-131h-22v141l-32 14v63l32-13v117l-32 12v64l32-12v121h22v-133l62-29v131zM116 317l-62 28v-115l62-28z">
          <text:p/>
        </draw:path>
        <draw:frame draw:style-name="gr27" draw:text-style-name="P9" draw:layer="layout" svg:width="0.442cm" svg:height="0.48cm" svg:x="8.884cm" svg:y="23.22cm">
          <draw:text-box>
            <text:p text:style-name="P1"><text:span text:style-name="T1">V</text:span><text:span text:style-name="T4">4</text:span><text:span text:style-name="T5">2</text:span></text:p>
          </draw:text-box>
        </draw:frame>
        <draw:line draw:style-name="gr16" draw:text-style-name="P5" draw:layer="layout" svg:x1="9.452cm" svg:y1="20.605cm" svg:x2="9.852cm" svg:y2="20.605cm">
          <text:p/>
        </draw:line>
        <draw:g>
          <draw:line draw:style-name="gr17" draw:text-style-name="P5" draw:layer="layout" svg:x1="9.753cm" svg:y1="20.574cm" svg:x2="9.753cm" svg:y2="20.159cm">
            <text:p/>
          </draw:line>
          <draw:path draw:style-name="gr8" draw:text-style-name="P4" draw:layer="layout" svg:width="0.224cm" svg:height="0.182cm" svg:x="9.534cm" svg:y="20.514cm" svg:viewBox="0 0 225 183" svg:d="M55 29c-53 36-72 94-39 129 31 35 100 33 153-2 53-37 72-95 39-130-31-35-99-34-153 3z">
            <text:p/>
          </draw:path>
        </draw:g>
        <draw:g>
          <draw:line draw:style-name="gr17" draw:text-style-name="P5" draw:layer="layout" svg:x1="9.514cm" svg:y1="19.932cm" svg:x2="9.514cm" svg:y2="19.341cm">
            <text:p/>
          </draw:line>
          <draw:path draw:style-name="gr8" draw:text-style-name="P4" draw:layer="layout" svg:width="0.224cm" svg:height="0.181cm" svg:x="9.507cm" svg:y="19.213cm" svg:viewBox="0 0 225 182" svg:d="M56 28c-54 36-72 95-40 129 31 35 100 33 153-2 54-36 73-95 40-130-31-34-99-34-153 3z">
            <text:p/>
          </draw:path>
        </draw:g>
        <draw:g>
          <draw:line draw:style-name="gr17" draw:text-style-name="P5" draw:layer="layout" svg:x1="9.722cm" svg:y1="19.088cm" svg:x2="9.722cm" svg:y2="18.584cm">
            <text:p/>
          </draw:line>
          <draw:path draw:style-name="gr8" draw:text-style-name="P4" draw:layer="layout" svg:width="0.224cm" svg:height="0.182cm" svg:x="9.507cm" svg:y="19.03cm" svg:viewBox="0 0 225 183" svg:d="M56 28c-54 38-72 96-40 130 31 35 100 33 153-2 54-37 73-95 40-130-31-35-99-34-153 2z">
            <text:p/>
          </draw:path>
        </draw:g>
        <draw:frame draw:style-name="gr27" draw:text-style-name="P9" draw:layer="layout" svg:width="0.205cm" svg:height="0.48cm" svg:x="9.593cm" svg:y="23.22cm">
          <draw:text-box>
            <text:p text:style-name="P1"><text:span text:style-name="T1">i</text:span><text:span text:style-name="T4">6</text:span></text:p>
          </draw:text-box>
        </draw:frame>
        <draw:frame draw:style-name="gr27" draw:text-style-name="P11" draw:layer="layout" svg:width="0.629cm" svg:height="0.48cm" svg:x="10.373cm" svg:y="23.22cm">
          <draw:text-box>
            <text:p text:style-name="P10"><text:span text:style-name="T6">vii</text:span><text:span text:style-name="T4">Ø7</text:span></text:p>
          </draw:text-box>
        </draw:frame>
        <draw:g>
          <draw:line draw:style-name="gr17" draw:text-style-name="P5" draw:layer="layout" svg:x1="10.789cm" svg:y1="20.482cm" svg:x2="10.789cm" svg:y2="20.067cm">
            <text:p/>
          </draw:line>
          <draw:path draw:style-name="gr8" draw:text-style-name="P4" draw:layer="layout" svg:width="0.224cm" svg:height="0.182cm" svg:x="10.57cm" svg:y="20.422cm" svg:viewBox="0 0 225 183" svg:d="M55 29c-53 36-72 94-39 129 31 35 100 33 153-2 53-37 72-95 39-130-31-35-99-34-153 3z">
            <text:p/>
          </draw:path>
        </draw:g>
        <draw:g>
          <draw:line draw:style-name="gr17" draw:text-style-name="P5" draw:layer="layout" svg:x1="10.574cm" svg:y1="19.932cm" svg:x2="10.574cm" svg:y2="19.341cm">
            <text:p/>
          </draw:line>
          <draw:path draw:style-name="gr8" draw:text-style-name="P4" draw:layer="layout" svg:width="0.224cm" svg:height="0.181cm" svg:x="10.567cm" svg:y="19.213cm" svg:viewBox="0 0 225 182" svg:d="M56 28c-54 36-72 95-40 129 31 35 100 33 153-2 54-36 73-95 40-130-31-34-99-34-153 3z">
            <text:p/>
          </draw:path>
        </draw:g>
        <draw:g>
          <draw:line draw:style-name="gr17" draw:text-style-name="P5" draw:layer="layout" svg:x1="10.782cm" svg:y1="19.001cm" svg:x2="10.782cm" svg:y2="18.497cm">
            <text:p/>
          </draw:line>
          <draw:path draw:style-name="gr8" draw:text-style-name="P4" draw:layer="layout" svg:width="0.224cm" svg:height="0.182cm" svg:x="10.567cm" svg:y="18.943cm" svg:viewBox="0 0 225 183" svg:d="M56 28c-54 38-72 96-40 130 31 35 100 33 153-2 54-37 73-95 40-130-31-35-99-34-153 2z">
            <text:p/>
          </draw:path>
        </draw:g>
        <draw:line draw:style-name="gr16" draw:text-style-name="P5" draw:layer="layout" svg:x1="10.466cm" svg:y1="20.605cm" svg:x2="10.866cm" svg:y2="20.605cm">
          <text:p/>
        </draw:line>
        <draw:frame draw:style-name="gr27" draw:text-style-name="P11" draw:layer="layout" svg:width="0.328cm" svg:height="0.48cm" svg:x="11.19cm" svg:y="23.22cm">
          <draw:text-box>
            <text:p text:style-name="P10"><text:span text:style-name="T1">V</text:span><text:span text:style-name="T4">7</text:span></text:p>
          </draw:text-box>
        </draw:frame>
        <draw:g>
          <draw:line draw:style-name="gr17" draw:text-style-name="P5" draw:layer="layout" svg:x1="11.431cm" svg:y1="19.002cm" svg:x2="11.431cm" svg:y2="18.498cm">
            <text:p/>
          </draw:line>
          <draw:path draw:style-name="gr8" draw:text-style-name="P4" draw:layer="layout" svg:width="0.224cm" svg:height="0.182cm" svg:x="11.216cm" svg:y="18.944cm" svg:viewBox="0 0 225 183" svg:d="M56 28c-54 38-72 96-40 130 31 35 100 33 153-2 54-37 73-95 40-130-31-35-99-34-153 2z">
            <text:p/>
          </draw:path>
        </draw:g>
        <draw:g>
          <draw:line draw:style-name="gr17" draw:text-style-name="P5" draw:layer="layout" svg:x1="11.218cm" svg:y1="20.023cm" svg:x2="11.218cm" svg:y2="19.432cm">
            <text:p/>
          </draw:line>
          <draw:path draw:style-name="gr8" draw:text-style-name="P4" draw:layer="layout" svg:width="0.224cm" svg:height="0.181cm" svg:x="11.211cm" svg:y="19.304cm" svg:viewBox="0 0 225 182" svg:d="M56 28c-54 36-72 95-40 129 31 35 100 33 153-2 54-36 73-95 40-130-31-34-99-34-153 3z">
            <text:p/>
          </draw:path>
        </draw:g>
        <draw:line draw:style-name="gr16" draw:text-style-name="P5" draw:layer="layout" svg:x1="11.136cm" svg:y1="20.605cm" svg:x2="11.536cm" svg:y2="20.605cm">
          <text:p/>
        </draw:line>
        <draw:g>
          <draw:line draw:style-name="gr17" draw:text-style-name="P5" draw:layer="layout" svg:x1="11.437cm" svg:y1="20.574cm" svg:x2="11.437cm" svg:y2="20.159cm">
            <text:p/>
          </draw:line>
          <draw:path draw:style-name="gr8" draw:text-style-name="P4" draw:layer="layout" svg:width="0.224cm" svg:height="0.182cm" svg:x="11.218cm" svg:y="20.514cm" svg:viewBox="0 0 225 183" svg:d="M55 29c-53 36-72 94-39 129 31 35 100 33 153-2 53-37 72-95 39-130-31-35-99-34-153 3z">
            <text:p/>
          </draw:path>
        </draw:g>
        <draw:frame draw:style-name="gr30" draw:text-style-name="P11" draw:layer="layout" svg:width="0.328cm" svg:height="0.48cm" svg:x="11.872cm" svg:y="23.22cm">
          <draw:text-box>
            <text:p text:style-name="P10"><text:span text:style-name="T1">i</text:span></text:p>
          </draw:text-box>
        </draw:frame>
        <draw:g>
          <draw:line draw:style-name="gr17" draw:text-style-name="P5" draw:layer="layout" svg:x1="11.906cm" svg:y1="19.839cm" svg:x2="11.906cm" svg:y2="19.336cm">
            <text:p/>
          </draw:line>
          <draw:path draw:style-name="gr8" draw:text-style-name="P4" draw:layer="layout" svg:width="0.256cm" svg:height="0.215cm" svg:x="11.897cm" svg:y="19.196cm" svg:viewBox="0 0 257 216" svg:d="M226 49c17 28-20 61-72 91-40 24-97 59-118 27-24-36 30-71 70-93 22-12 97-63 120-25zM246 39c-55-101-303 15-234 137 59 108 300-19 234-137z">
            <text:p/>
          </draw:path>
        </draw:g>
        <draw:g>
          <draw:line draw:style-name="gr17" draw:text-style-name="P5" draw:layer="layout" svg:x1="12.145cm" svg:y1="18.592cm" svg:x2="12.145cm" svg:y2="19.095cm">
            <text:p/>
          </draw:line>
          <draw:path draw:style-name="gr8" draw:text-style-name="P4" draw:layer="layout" svg:width="0.256cm" svg:height="0.215cm" draw:transform="rotate (-3.14159265358979) translate (12.154cm 19.235cm)" svg:viewBox="0 0 257 216" svg:d="M226 49c17 28-20 61-72 91-40 24-97 59-118 27-24-36 30-71 70-93 22-12 97-63 120-25zM246 39c-55-101-303 15-234 137 59 108 300-19 234-137z">
            <text:p/>
          </draw:path>
        </draw:g>
        <draw:g>
          <draw:line draw:style-name="gr17" draw:text-style-name="P5" draw:layer="layout" svg:x1="12.145cm" svg:y1="20.04cm" svg:x2="12.145cm" svg:y2="20.543cm">
            <text:p/>
          </draw:line>
          <draw:path draw:style-name="gr8" draw:text-style-name="P4" draw:layer="layout" svg:width="0.256cm" svg:height="0.215cm" draw:transform="rotate (-3.14159265358979) translate (12.154cm 20.683cm)" svg:viewBox="0 0 257 216" svg:d="M226 49c17 28-20 61-72 91-40 24-97 59-118 27-24-36 30-71 70-93 22-12 97-63 120-25zM246 39c-55-101-303 15-234 137 59 108 300-19 234-137z">
            <text:p/>
          </draw:path>
        </draw:g>
        <draw:line draw:style-name="gr16" draw:text-style-name="P5" draw:layer="layout" svg:x1="11.828cm" svg:y1="20.605cm" svg:x2="12.228cm" svg:y2="20.60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Helvetica" svg:font-family="Helvetica"/>
    <style:font-face style:name="Helvetica1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STIX" svg:font-family="STIX" style:font-pitch="variable"/>
    <style:font-face style:name="STIX1" svg:font-family="STIX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SG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6.5cm" fo:margin-bottom="6cm" fo:margin-left="7.8cm" fo:margin-right="7cm" fo:page-width="21.499cm" fo:page-height="27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9" style:page-layout-name="PM0" draw:style-name="Mdp1"/>
    <style:master-page style:name="master-page37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30$Build-2</meta:generator>
    <dc:date>2022-04-05T20:35:54.139429526</dc:date>
    <meta:editing-duration>PT12M7S</meta:editing-duration>
    <meta:editing-cycles>3</meta:editing-cycles>
    <meta:document-statistic meta:object-count="496"/>
  </office:meta>
</office:document-meta>
</file>